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Preformatted_20_Text">
      <style:text-properties officeooo:rsid="001a0229" officeooo:paragraph-rsid="001a0229"/>
    </style:style>
    <style:style style:name="T1" style:family="text">
      <style:text-properties officeooo:rsid="00193cdb"/>
    </style:style>
    <style:style style:name="T2" style:family="text">
      <style:text-properties officeooo:rsid="001a0229"/>
    </style:style>
    <style:style style:name="T3" style:family="text">
      <style:text-properties officeooo:rsid="001c9e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Copyright (C) 2020 Per Tunedal, <text:span text:style-name="T2">Stockholm, Sweden.</text:span></text:p>
      <text:p text:style-name="P2">Author: Per Tunedal info@tunedal.nu</text:p>
      <text:p text:style-name="Preformatted_20_Text"/>
      <text:p text:style-name="Preformatted_20_Text">This file is part of Dice<text:span text:style-name="T3">l</text:span>ist. Word lists for making secure passwords with the help of 4-5 dices.</text:p>
      <text:p text:style-name="Preformatted_20_Text"/>
      <text:p text:style-name="Preformatted_20_Text">Dice<text:span text:style-name="T3">l</text:span>ist is free software: you can redistribute it and/or modify it under the terms of the GNU General Public License as published by the Free Software Foundation, either version 3 of the License, o<text:span text:style-name="T1">r </text:span>(at your option) any later version.</text:p>
      <text:p text:style-name="Preformatted_20_Text"/>
      <text:p text:style-name="Preformatted_20_Text">Dice<text:span text:style-name="T3">l</text:span>ist is distributed in the hope that it will be useful,</text:p>
      <text:p text:style-name="Preformatted_20_Text">but WITHOUT ANY WARRANTY; without even the implied warranty of MERCHANTABILITY or FITNESS FOR A PARTICULAR PURPOSE. <text:s/>See the GNU General Public License for more details.</text:p>
      <text:p text:style-name="Preformatted_20_Text"/>
      <text:p text:style-name="Preformatted_20_Text">You should have received a copy of the GNU General Public License along with Dice<text:span text:style-name="T3">l</text:span>ist. <text:s/>If not, see &lt;<text:a xlink:type="simple" xlink:href="https://www.gnu.org/licenses/" text:style-name="Internet_20_link" text:visited-style-name="Visited_20_Internet_20_Link">https://www.gnu.org/licenses/</text:a>&gt;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Usage<text:line-break/>-----<text:line-break/>Use 4 dices to randomly get a combination of digits between 1111 and 6666, that <text:line-break/>corresponds to a word in the list. The combination 1234 corresponds e.g. to the <text:line-break/>word "avog" and the combination 5316 corresponds to the word "roa". You need to get at least 8 words to form a secure password. Separate the words in some way, <text:line-break/>e.g. with space, some number, some symbol or by writing the first or last letter in upper case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Användning<text:line-break/>----------<text:line-break/>Använd 4 tärningar för att slumpa fram en sifferkombination mellan 1111 och 6666, som motsvarar ett ord i listan. Kombinationen 1234 motsvarar t.ex. ordet <text:line-break/>"avog", medan kombinationen 5316 motsvarar ordet "roa". Du behöver slumpa fram minst 8 ord för att få ett säkert lösenord. Skilj orden åt på något sätt, t.ex. <text:line-break/>med mellanslag, med någon siffra, med något tecken eller genom att skriva första <text:line-break/>eller sista bokstaven med versaler.</text:p>
      <text:p text:style-name="P1">1111<text:tab/>aber</text:p>
      <text:p text:style-name="Preformatted_20_Text">1112<text:tab/>adel</text:p>
      <text:p text:style-name="Preformatted_20_Text">1113<text:tab/>adla</text:p>
      <text:p text:style-name="Preformatted_20_Text">1114<text:tab/>ag</text:p>
      <text:p text:style-name="Preformatted_20_Text">1115<text:tab/>aga</text:p>
      <text:p text:style-name="Preformatted_20_Text">1116<text:tab/>agat</text:p>
      <text:p text:style-name="Preformatted_20_Text">1121<text:tab/>agg</text:p>
      <text:p text:style-name="Preformatted_20_Text">1122<text:tab/>agn</text:p>
      <text:p text:style-name="Preformatted_20_Text">1123<text:tab/>agna</text:p>
      <text:p text:style-name="Preformatted_20_Text">1124<text:tab/>aids</text:p>
      <text:p text:style-name="Preformatted_20_Text">1125<text:tab/>akt</text:p>
      <text:p text:style-name="Preformatted_20_Text">1126<text:tab/>akta</text:p>
      <text:p text:style-name="Preformatted_20_Text">1131<text:tab/>akut</text:p>
      <text:p text:style-name="Preformatted_20_Text">1132<text:tab/>al</text:p>
      <text:p text:style-name="Preformatted_20_Text">1133<text:tab/>alfa</text:p>
      <text:p text:style-name="Preformatted_20_Text">1134<text:tab/>alg</text:p>
      <text:p text:style-name="Preformatted_20_Text">1135<text:tab/>alm</text:p>
      <text:p text:style-name="Preformatted_20_Text">1136<text:tab/>aln</text:p>
      <text:p text:style-name="Preformatted_20_Text">1141<text:tab/>amma</text:p>
      <text:p text:style-name="Preformatted_20_Text">1142<text:tab/>ana</text:p>
      <text:p text:style-name="Preformatted_20_Text">1143<text:tab/>and</text:p>
      <text:p text:style-name="Preformatted_20_Text">1144<text:tab/>anda</text:p>
      <text:p text:style-name="Preformatted_20_Text">1145<text:tab/>ande</text:p>
      <text:p text:style-name="Preformatted_20_Text">1146<text:tab/>ange</text:p>
      <text:p text:style-name="Preformatted_20_Text">1151<text:tab/>anis</text:p>
      <text:p text:style-name="Preformatted_20_Text">1152<text:tab/>anka</text:p>
      <text:p text:style-name="Preformatted_20_Text">1153<text:tab/>anor</text:p>
      <text:p text:style-name="Preformatted_20_Text">1154<text:tab/>ansa</text:p>
      <text:p text:style-name="Preformatted_20_Text">1155<text:tab/>anse</text:p>
      <text:p text:style-name="Preformatted_20_Text">1156<text:tab/>anta</text:p>
      <text:p text:style-name="Preformatted_20_Text">1161<text:tab/>apa</text:p>
      <text:p text:style-name="Preformatted_20_Text">1162<text:tab/>apel</text:p>
      <text:p text:style-name="Preformatted_20_Text">1163<text:tab/>area</text:p>
      <text:p text:style-name="Preformatted_20_Text">1164<text:tab/>arg</text:p>
      <text:p text:style-name="Preformatted_20_Text">1165<text:tab/>ark</text:p>
      <text:p text:style-name="Preformatted_20_Text">1166<text:tab/>arm</text:p>
      <text:p text:style-name="Preformatted_20_Text">1211<text:tab/>arom</text:p>
      <text:p text:style-name="Preformatted_20_Text">1212<text:tab/>art</text:p>
      <text:p text:style-name="Preformatted_20_Text">1213<text:tab/>arv</text:p>
      <text:p text:style-name="Preformatted_20_Text">1214<text:tab/>as</text:p>
      <text:p text:style-name="Preformatted_20_Text">1215<text:tab/>ask</text:p>
      <text:p text:style-name="Preformatted_20_Text">1216<text:tab/>aska</text:p>
      <text:p text:style-name="Preformatted_20_Text">1221<text:tab/>asp</text:p>
      <text:p text:style-name="Preformatted_20_Text">1222<text:tab/>asyl</text:p>
      <text:p text:style-name="Preformatted_20_Text">1223<text:tab/>atom</text:p>
      <text:p text:style-name="Preformatted_20_Text">1224<text:tab/>aula</text:p>
      <text:p text:style-name="Preformatted_20_Text">1225<text:tab/>avel</text:p>
      <text:p text:style-name="Preformatted_20_Text">1226<text:tab/>avge</text:p>
      <text:p text:style-name="Preformatted_20_Text">1231<text:tab/>avi</text:p>
      <text:p text:style-name="Preformatted_20_Text">1232<text:tab/>avig</text:p>
      <text:p text:style-name="Preformatted_20_Text">1233<text:tab/>avla</text:p>
      <text:p text:style-name="Preformatted_20_Text">1234<text:tab/>avog</text:p>
      <text:p text:style-name="Preformatted_20_Text">1235<text:tab/>avse</text:p>
      <text:p text:style-name="Preformatted_20_Text">1236<text:tab/>avta</text:p>
      <text:p text:style-name="Preformatted_20_Text">1241<text:tab/>ax</text:p>
      <text:p text:style-name="Preformatted_20_Text">1242<text:tab/>axel</text:p>
      <text:p text:style-name="Preformatted_20_Text">1243<text:tab/>axla</text:p>
      <text:p text:style-name="Preformatted_20_Text">1244<text:tab/>baby</text:p>
      <text:p text:style-name="Preformatted_20_Text">1245<text:tab/>back</text:p>
      <text:p text:style-name="Preformatted_20_Text">1246<text:tab/>bad</text:p>
      <text:p text:style-name="Preformatted_20_Text">1251<text:tab/>bada</text:p>
      <text:p text:style-name="Preformatted_20_Text">1252<text:tab/>bag</text:p>
      <text:p text:style-name="Preformatted_20_Text">1253<text:tab/>bak</text:p>
      <text:p text:style-name="Preformatted_20_Text">1254<text:tab/>baka</text:p>
      <text:p text:style-name="Preformatted_20_Text">1255<text:tab/>bal</text:p>
      <text:p text:style-name="Preformatted_20_Text">1256<text:tab/>balk</text:p>
      <text:p text:style-name="Preformatted_20_Text">1261<text:tab/>ball</text:p>
      <text:p text:style-name="Preformatted_20_Text">1262<text:tab/>bana</text:p>
      <text:p text:style-name="Preformatted_20_Text">1263<text:tab/>band</text:p>
      <text:p text:style-name="Preformatted_20_Text">1264<text:tab/>bang</text:p>
      <text:p text:style-name="Preformatted_20_Text">1265<text:tab/>bank</text:p>
      <text:p text:style-name="Preformatted_20_Text">1266<text:tab/>bar</text:p>
      <text:p text:style-name="Preformatted_20_Text">1311<text:tab/>bark</text:p>
      <text:p text:style-name="Preformatted_20_Text">1312<text:tab/>barm</text:p>
      <text:p text:style-name="Preformatted_20_Text">1313<text:tab/>barn</text:p>
      <text:p text:style-name="Preformatted_20_Text">1314<text:tab/>barr</text:p>
      <text:p text:style-name="Preformatted_20_Text">1315<text:tab/>bas</text:p>
      <text:p text:style-name="Preformatted_20_Text">1316<text:tab/>basa</text:p>
      <text:p text:style-name="Preformatted_20_Text">1321<text:tab/>baxa</text:p>
      <text:p text:style-name="Preformatted_20_Text">1322<text:tab/>be</text:p>
      <text:p text:style-name="Preformatted_20_Text">1323<text:tab/>bebo</text:p>
      <text:p text:style-name="Preformatted_20_Text">1324<text:tab/>ben</text:p>
      <text:p text:style-name="Preformatted_20_Text">1325<text:tab/>bena</text:p>
      <text:p text:style-name="Preformatted_20_Text">1326<text:tab/>berg</text:p>
      <text:p text:style-name="Preformatted_20_Text">1331<text:tab/>bero</text:p>
      <text:p text:style-name="Preformatted_20_Text">1332<text:tab/>bese</text:p>
      <text:p text:style-name="Preformatted_20_Text">1333<text:tab/>besk</text:p>
      <text:p text:style-name="Preformatted_20_Text">1334<text:tab/>bet</text:p>
      <text:p text:style-name="Preformatted_20_Text">1335<text:tab/>beta</text:p>
      <text:p text:style-name="Preformatted_20_Text">1336<text:tab/>bete</text:p>
      <text:p text:style-name="Preformatted_20_Text">1341<text:tab/>bets</text:p>
      <text:p text:style-name="Preformatted_20_Text">1342<text:tab/>bett</text:p>
      <text:p text:style-name="Preformatted_20_Text">1343<text:tab/>bh</text:p>
      <text:p text:style-name="Preformatted_20_Text">1344<text:tab/>bi</text:p>
      <text:p text:style-name="Preformatted_20_Text">1345<text:tab/>bida</text:p>
      <text:p text:style-name="Preformatted_20_Text">1346<text:tab/>biff</text:p>
      <text:p text:style-name="Preformatted_20_Text">1351<text:tab/>bikt</text:p>
      <text:p text:style-name="Preformatted_20_Text">1352<text:tab/>bil</text:p>
      <text:p text:style-name="Preformatted_20_Text">1353<text:tab/>bila</text:p>
      <text:p text:style-name="Preformatted_20_Text">1354<text:tab/>bild</text:p>
      <text:p text:style-name="Preformatted_20_Text">1355<text:tab/>bio</text:p>
      <text:p text:style-name="Preformatted_20_Text">1356<text:tab/>bit</text:p>
      <text:p text:style-name="Preformatted_20_Text">1361<text:tab/>bita</text:p>
      <text:p text:style-name="Preformatted_20_Text">1362<text:tab/>blad</text:p>
      <text:p text:style-name="Preformatted_20_Text">1363<text:tab/>blek</text:p>
      <text:p text:style-name="Preformatted_20_Text">1364<text:tab/>bli</text:p>
      <text:p text:style-name="Preformatted_20_Text">1365<text:tab/>blid</text:p>
      <text:p text:style-name="Preformatted_20_Text">1366<text:tab/>blod</text:p>
      <text:p text:style-name="Preformatted_20_Text">1411<text:tab/>blom</text:p>
      <text:p text:style-name="Preformatted_20_Text">1412<text:tab/>blus</text:p>
      <text:p text:style-name="Preformatted_20_Text">1413<text:tab/>bly</text:p>
      <text:p text:style-name="Preformatted_20_Text">1414<text:tab/>blyg</text:p>
      <text:p text:style-name="Preformatted_20_Text">1415<text:tab/>bo</text:p>
      <text:p text:style-name="Preformatted_20_Text">1416<text:tab/>bog</text:p>
      <text:p text:style-name="Preformatted_20_Text">1421<text:tab/>boj</text:p>
      <text:p text:style-name="Preformatted_20_Text">1422<text:tab/>boja</text:p>
      <text:p text:style-name="Preformatted_20_Text">1423<text:tab/>bok</text:p>
      <text:p text:style-name="Preformatted_20_Text">1424<text:tab/>boka</text:p>
      <text:p text:style-name="Preformatted_20_Text">1425<text:tab/>boll</text:p>
      <text:p text:style-name="Preformatted_20_Text">1426<text:tab/>bom</text:p>
      <text:p text:style-name="Preformatted_20_Text">1431<text:tab/>bomb</text:p>
      <text:p text:style-name="Preformatted_20_Text">1432<text:tab/>bord</text:p>
      <text:p text:style-name="Preformatted_20_Text">1433<text:tab/>borg</text:p>
      <text:p text:style-name="Preformatted_20_Text">1434<text:tab/>borr</text:p>
      <text:p text:style-name="Preformatted_20_Text">1435<text:tab/>boss</text:p>
      <text:p text:style-name="Preformatted_20_Text">1436<text:tab/>bot</text:p>
      <text:p text:style-name="Preformatted_20_Text">1441<text:tab/>bota</text:p>
      <text:p text:style-name="Preformatted_20_Text">1442<text:tab/>bov</text:p>
      <text:p text:style-name="Preformatted_20_Text">1443<text:tab/>box</text:p>
      <text:p text:style-name="Preformatted_20_Text">1444<text:tab/>boxa</text:p>
      <text:p text:style-name="Preformatted_20_Text">1445<text:tab/>brak</text:p>
      <text:p text:style-name="Preformatted_20_Text">1446<text:tab/>brev</text:p>
      <text:p text:style-name="Preformatted_20_Text">1451<text:tab/>bris</text:p>
      <text:p text:style-name="Preformatted_20_Text">1452<text:tab/>bro</text:p>
      <text:p text:style-name="Preformatted_20_Text">1453<text:tab/>bror</text:p>
      <text:p text:style-name="Preformatted_20_Text">1454<text:tab/>brud</text:p>
      <text:p text:style-name="Preformatted_20_Text">1455<text:tab/>bruk</text:p>
      <text:p text:style-name="Preformatted_20_Text">1456<text:tab/>brun</text:p>
      <text:p text:style-name="Preformatted_20_Text">1461<text:tab/>brus</text:p>
      <text:p text:style-name="Preformatted_20_Text">1462<text:tab/>bry</text:p>
      <text:p text:style-name="Preformatted_20_Text">1463<text:tab/>bryn</text:p>
      <text:p text:style-name="Preformatted_20_Text">1464<text:tab/>bua</text:p>
      <text:p text:style-name="Preformatted_20_Text">1465<text:tab/>bud</text:p>
      <text:p text:style-name="Preformatted_20_Text">1466<text:tab/>buga</text:p>
      <text:p text:style-name="Preformatted_20_Text">1511<text:tab/>bugg</text:p>
      <text:p text:style-name="Preformatted_20_Text">1512<text:tab/>buk</text:p>
      <text:p text:style-name="Preformatted_20_Text">1513<text:tab/>bukt</text:p>
      <text:p text:style-name="Preformatted_20_Text">1514<text:tab/>bula</text:p>
      <text:p text:style-name="Preformatted_20_Text">1515<text:tab/>bult</text:p>
      <text:p text:style-name="Preformatted_20_Text">1516<text:tab/>bunt</text:p>
      <text:p text:style-name="Preformatted_20_Text">1521<text:tab/>bur</text:p>
      <text:p text:style-name="Preformatted_20_Text">1522<text:tab/>burk</text:p>
      <text:p text:style-name="Preformatted_20_Text">1523<text:tab/>bus</text:p>
      <text:p text:style-name="Preformatted_20_Text">1524<text:tab/>busa</text:p>
      <text:p text:style-name="Preformatted_20_Text">1525<text:tab/>buse</text:p>
      <text:p text:style-name="Preformatted_20_Text">1526<text:tab/>buss</text:p>
      <text:p text:style-name="Preformatted_20_Text">1531<text:tab/>by</text:p>
      <text:p text:style-name="Preformatted_20_Text">1532<text:tab/>bygd</text:p>
      <text:p text:style-name="Preformatted_20_Text">1533<text:tab/>byk</text:p>
      <text:p text:style-name="Preformatted_20_Text">1534<text:tab/>byst</text:p>
      <text:p text:style-name="Preformatted_20_Text">1535<text:tab/>byta</text:p>
      <text:p text:style-name="Preformatted_20_Text">1536<text:tab/>byte</text:p>
      <text:p text:style-name="Preformatted_20_Text">1541<text:tab/>byxa</text:p>
      <text:p text:style-name="Preformatted_20_Text">1542<text:tab/>cd</text:p>
      <text:p text:style-name="Preformatted_20_Text">1543<text:tab/>cell</text:p>
      <text:p text:style-name="Preformatted_20_Text">1544<text:tab/>chef</text:p>
      <text:p text:style-name="Preformatted_20_Text">1545<text:tab/>cigg</text:p>
      <text:p text:style-name="Preformatted_20_Text">1546<text:tab/>city</text:p>
      <text:p text:style-name="Preformatted_20_Text"><text:soft-page-break/>1551<text:tab/>dag</text:p>
      <text:p text:style-name="Preformatted_20_Text">1552<text:tab/>dagg</text:p>
      <text:p text:style-name="Preformatted_20_Text">1553<text:tab/>dal</text:p>
      <text:p text:style-name="Preformatted_20_Text">1554<text:tab/>dala</text:p>
      <text:p text:style-name="Preformatted_20_Text">1555<text:tab/>dam</text:p>
      <text:p text:style-name="Preformatted_20_Text">1556<text:tab/>damm</text:p>
      <text:p text:style-name="Preformatted_20_Text">1561<text:tab/>dans</text:p>
      <text:p text:style-name="Preformatted_20_Text">1562<text:tab/>darr</text:p>
      <text:p text:style-name="Preformatted_20_Text">1563<text:tab/>dask</text:p>
      <text:p text:style-name="Preformatted_20_Text">1564<text:tab/>dass</text:p>
      <text:p text:style-name="Preformatted_20_Text">1565<text:tab/>data</text:p>
      <text:p text:style-name="Preformatted_20_Text">1566<text:tab/>deg</text:p>
      <text:p text:style-name="Preformatted_20_Text">1611<text:tab/>del</text:p>
      <text:p text:style-name="Preformatted_20_Text">1612<text:tab/>dela</text:p>
      <text:p text:style-name="Preformatted_20_Text">1613<text:tab/>dia</text:p>
      <text:p text:style-name="Preformatted_20_Text">1614<text:tab/>diet</text:p>
      <text:p text:style-name="Preformatted_20_Text">1615<text:tab/>dika</text:p>
      <text:p text:style-name="Preformatted_20_Text">1616<text:tab/>dike</text:p>
      <text:p text:style-name="Preformatted_20_Text">1621<text:tab/>dikt</text:p>
      <text:p text:style-name="Preformatted_20_Text">1622<text:tab/>dis</text:p>
      <text:p text:style-name="Preformatted_20_Text">1623<text:tab/>disk</text:p>
      <text:p text:style-name="Preformatted_20_Text">1624<text:tab/>djup</text:p>
      <text:p text:style-name="Preformatted_20_Text">1625<text:tab/>djur</text:p>
      <text:p text:style-name="Preformatted_20_Text">1626<text:tab/>dna</text:p>
      <text:p text:style-name="Preformatted_20_Text">1631<text:tab/>doft</text:p>
      <text:p text:style-name="Preformatted_20_Text">1632<text:tab/>dok</text:p>
      <text:p text:style-name="Preformatted_20_Text">1633<text:tab/>dold</text:p>
      <text:p text:style-name="Preformatted_20_Text">1634<text:tab/>dolk</text:p>
      <text:p text:style-name="Preformatted_20_Text">1635<text:tab/>dom</text:p>
      <text:p text:style-name="Preformatted_20_Text">1636<text:tab/>don</text:p>
      <text:p text:style-name="Preformatted_20_Text">1641<text:tab/>dop</text:p>
      <text:p text:style-name="Preformatted_20_Text">1642<text:tab/>dopa</text:p>
      <text:p text:style-name="Preformatted_20_Text">1643<text:tab/>dopp</text:p>
      <text:p text:style-name="Preformatted_20_Text">1644<text:tab/>dos</text:p>
      <text:p text:style-name="Preformatted_20_Text">1645<text:tab/>dosa</text:p>
      <text:p text:style-name="Preformatted_20_Text">1646<text:tab/>dov</text:p>
      <text:p text:style-name="Preformatted_20_Text">1651<text:tab/>dra</text:p>
      <text:p text:style-name="Preformatted_20_Text">1652<text:tab/>drag</text:p>
      <text:p text:style-name="Preformatted_20_Text">1653<text:tab/>drev</text:p>
      <text:p text:style-name="Preformatted_20_Text">1654<text:tab/>driv</text:p>
      <text:p text:style-name="Preformatted_20_Text">1655<text:tab/>drog</text:p>
      <text:p text:style-name="Preformatted_20_Text">1656<text:tab/>dryg</text:p>
      <text:p text:style-name="Preformatted_20_Text">1661<text:tab/>dua</text:p>
      <text:p text:style-name="Preformatted_20_Text">1662<text:tab/>dubb</text:p>
      <text:p text:style-name="Preformatted_20_Text">1663<text:tab/>duk</text:p>
      <text:p text:style-name="Preformatted_20_Text">1664<text:tab/>duka</text:p>
      <text:p text:style-name="Preformatted_20_Text">1665<text:tab/>dum</text:p>
      <text:p text:style-name="Preformatted_20_Text">1666<text:tab/>dun</text:p>
      <text:p text:style-name="Preformatted_20_Text">2111<text:tab/>duns</text:p>
      <text:p text:style-name="Preformatted_20_Text">2112<text:tab/>duo</text:p>
      <text:p text:style-name="Preformatted_20_Text">2113<text:tab/>dust</text:p>
      <text:p text:style-name="Preformatted_20_Text">2114<text:tab/>duva</text:p>
      <text:p text:style-name="Preformatted_20_Text">2115<text:tab/>dy</text:p>
      <text:p text:style-name="Preformatted_20_Text">2116<text:tab/>dygd</text:p>
      <text:p text:style-name="Preformatted_20_Text">2121<text:tab/>dygn</text:p>
      <text:p text:style-name="Preformatted_20_Text">2122<text:tab/>dyka</text:p>
      <text:p text:style-name="Preformatted_20_Text">2123<text:tab/>dyna</text:p>
      <text:p text:style-name="Preformatted_20_Text">2124<text:tab/>dyr</text:p>
      <text:p text:style-name="Preformatted_20_Text">2125<text:tab/>dyrk</text:p>
      <text:p text:style-name="Preformatted_20_Text">2126<text:tab/>ed</text:p>
      <text:p text:style-name="Preformatted_20_Text">2131<text:tab/>egen</text:p>
      <text:p text:style-name="Preformatted_20_Text">2132<text:tab/>egg</text:p>
      <text:p text:style-name="Preformatted_20_Text">2133<text:tab/>egga</text:p>
      <text:p text:style-name="Preformatted_20_Text">2134<text:tab/>ego</text:p>
      <text:p text:style-name="Preformatted_20_Text">2135<text:tab/>ek</text:p>
      <text:p text:style-name="Preformatted_20_Text">2136<text:tab/>eka</text:p>
      <text:p text:style-name="Preformatted_20_Text">2141<text:tab/>eker</text:p>
      <text:p text:style-name="Preformatted_20_Text">2142<text:tab/>eko</text:p>
      <text:p text:style-name="Preformatted_20_Text">2143<text:tab/>el</text:p>
      <text:p text:style-name="Preformatted_20_Text">2144<text:tab/>eld</text:p>
      <text:p text:style-name="Preformatted_20_Text">2145<text:tab/>elda</text:p>
      <text:p text:style-name="Preformatted_20_Text">2146<text:tab/>elev</text:p>
      <text:p text:style-name="Preformatted_20_Text">2151<text:tab/>elit</text:p>
      <text:p text:style-name="Preformatted_20_Text">2152<text:tab/>en</text:p>
      <text:p text:style-name="Preformatted_20_Text">2153<text:tab/>ena</text:p>
      <text:p text:style-name="Preformatted_20_Text">2154<text:tab/>enig</text:p>
      <text:p text:style-name="Preformatted_20_Text">2155<text:tab/>epok</text:p>
      <text:p text:style-name="Preformatted_20_Text">2156<text:tab/>epos</text:p>
      <text:p text:style-name="Preformatted_20_Text">2161<text:tab/>ess</text:p>
      <text:p text:style-name="Preformatted_20_Text">2162<text:tab/>etik</text:p>
      <text:p text:style-name="Preformatted_20_Text">2163<text:tab/>etsa</text:p>
      <text:p text:style-name="Preformatted_20_Text">2164<text:tab/>etta</text:p>
      <text:p text:style-name="Preformatted_20_Text">2165<text:tab/>etui</text:p>
      <text:p text:style-name="Preformatted_20_Text">2166<text:tab/>evig</text:p>
      <text:p text:style-name="Preformatted_20_Text">2211<text:tab/>exil</text:p>
      <text:p text:style-name="Preformatted_20_Text">2212<text:tab/>fack</text:p>
      <text:p text:style-name="Preformatted_20_Text">2213<text:tab/>fadd</text:p>
      <text:p text:style-name="Preformatted_20_Text">2214<text:tab/>falk</text:p>
      <text:p text:style-name="Preformatted_20_Text">2215<text:tab/>fall</text:p>
      <text:p text:style-name="Preformatted_20_Text">2216<text:tab/>famn</text:p>
      <text:p text:style-name="Preformatted_20_Text">2221<text:tab/>fan</text:p>
      <text:p text:style-name="Preformatted_20_Text">2222<text:tab/>fana</text:p>
      <text:p text:style-name="Preformatted_20_Text">2223<text:tab/>far</text:p>
      <text:p text:style-name="Preformatted_20_Text">2224<text:tab/>fara</text:p>
      <text:p text:style-name="Preformatted_20_Text">2225<text:tab/>farm</text:p>
      <text:p text:style-name="Preformatted_20_Text">2226<text:tab/>fars</text:p>
      <text:p text:style-name="Preformatted_20_Text">2231<text:tab/>fart</text:p>
      <text:p text:style-name="Preformatted_20_Text">2232<text:tab/>fas</text:p>
      <text:p text:style-name="Preformatted_20_Text">2233<text:tab/>fasa</text:p>
      <text:p text:style-name="Preformatted_20_Text">2234<text:tab/>fast</text:p>
      <text:p text:style-name="Preformatted_20_Text">2235<text:tab/>fat</text:p>
      <text:p text:style-name="Preformatted_20_Text">2236<text:tab/>fatt</text:p>
      <text:p text:style-name="Preformatted_20_Text">2241<text:tab/>fax</text:p>
      <text:p text:style-name="Preformatted_20_Text">2242<text:tab/>fe</text:p>
      <text:p text:style-name="Preformatted_20_Text">2243<text:tab/>feg</text:p>
      <text:p text:style-name="Preformatted_20_Text">2244<text:tab/>feja</text:p>
      <text:p text:style-name="Preformatted_20_Text">2245<text:tab/>fejd</text:p>
      <text:p text:style-name="Preformatted_20_Text">2246<text:tab/>fel</text:p>
      <text:p text:style-name="Preformatted_20_Text">2251<text:tab/>fela</text:p>
      <text:p text:style-name="Preformatted_20_Text">2252<text:tab/>fena</text:p>
      <text:p text:style-name="Preformatted_20_Text">2253<text:tab/>fest</text:p>
      <text:p text:style-name="Preformatted_20_Text">2254<text:tab/>fet</text:p>
      <text:p text:style-name="Preformatted_20_Text">2255<text:tab/>fett</text:p>
      <text:p text:style-name="Preformatted_20_Text">2256<text:tab/>fia</text:p>
      <text:p text:style-name="Preformatted_20_Text">2261<text:tab/>fik</text:p>
      <text:p text:style-name="Preformatted_20_Text">2262<text:tab/>fika</text:p>
      <text:p text:style-name="Preformatted_20_Text">2263<text:tab/>fil</text:p>
      <text:p text:style-name="Preformatted_20_Text">2264<text:tab/>fila</text:p>
      <text:p text:style-name="Preformatted_20_Text">2265<text:tab/>film</text:p>
      <text:p text:style-name="Preformatted_20_Text">2266<text:tab/>filt</text:p>
      <text:p text:style-name="Preformatted_20_Text">2311<text:tab/>fimp</text:p>
      <text:p text:style-name="Preformatted_20_Text">2312<text:tab/>fin</text:p>
      <text:p text:style-name="Preformatted_20_Text">2313<text:tab/>fint</text:p>
      <text:p text:style-name="Preformatted_20_Text">2314<text:tab/>fiol</text:p>
      <text:p text:style-name="Preformatted_20_Text">2315<text:tab/>fira</text:p>
      <text:p text:style-name="Preformatted_20_Text">2316<text:tab/>fisk</text:p>
      <text:p text:style-name="Preformatted_20_Text">2321<text:tab/>fixa</text:p>
      <text:p text:style-name="Preformatted_20_Text">2322<text:tab/>fjun</text:p>
      <text:p text:style-name="Preformatted_20_Text">2323<text:tab/>flak</text:p>
      <text:p text:style-name="Preformatted_20_Text">2324<text:tab/>flat</text:p>
      <text:p text:style-name="Preformatted_20_Text">2325<text:tab/>flik</text:p>
      <text:p text:style-name="Preformatted_20_Text">2326<text:tab/>flin</text:p>
      <text:p text:style-name="Preformatted_20_Text">2331<text:tab/>flis</text:p>
      <text:p text:style-name="Preformatted_20_Text">2332<text:tab/>flit</text:p>
      <text:p text:style-name="Preformatted_20_Text">2333<text:tab/>flod</text:p>
      <text:p text:style-name="Preformatted_20_Text">2334<text:tab/>flor</text:p>
      <text:p text:style-name="Preformatted_20_Text">2335<text:tab/>flum</text:p>
      <text:p text:style-name="Preformatted_20_Text">2336<text:tab/>fly</text:p>
      <text:p text:style-name="Preformatted_20_Text">2341<text:tab/>flyg</text:p>
      <text:p text:style-name="Preformatted_20_Text">2342<text:tab/>flyt</text:p>
      <text:p text:style-name="Preformatted_20_Text">2343<text:tab/>fnas</text:p>
      <text:p text:style-name="Preformatted_20_Text">2344<text:tab/>fog</text:p>
      <text:p text:style-name="Preformatted_20_Text">2345<text:tab/>foga</text:p>
      <text:p text:style-name="Preformatted_20_Text">2346<text:tab/>folk</text:p>
      <text:p text:style-name="Preformatted_20_Text">2351<text:tab/>fond</text:p>
      <text:p text:style-name="Preformatted_20_Text">2352<text:tab/>form</text:p>
      <text:p text:style-name="Preformatted_20_Text">2353<text:tab/>fors</text:p>
      <text:p text:style-name="Preformatted_20_Text">2354<text:tab/>fort</text:p>
      <text:p text:style-name="Preformatted_20_Text">2355<text:tab/>fot</text:p>
      <text:p text:style-name="Preformatted_20_Text">2356<text:tab/>fota</text:p>
      <text:p text:style-name="Preformatted_20_Text">2361<text:tab/>foto</text:p>
      <text:p text:style-name="Preformatted_20_Text">2362<text:tab/>fras</text:p>
      <text:p text:style-name="Preformatted_20_Text">2363<text:tab/>fred</text:p>
      <text:p text:style-name="Preformatted_20_Text">2364<text:tab/>fri</text:p>
      <text:p text:style-name="Preformatted_20_Text">2365<text:tab/>fria</text:p>
      <text:p text:style-name="Preformatted_20_Text">2366<text:tab/>frid</text:p>
      <text:p text:style-name="Preformatted_20_Text">2411<text:tab/>fris</text:p>
      <text:p text:style-name="Preformatted_20_Text">2412<text:tab/>from</text:p>
      <text:p text:style-name="Preformatted_20_Text">2413<text:tab/>fru</text:p>
      <text:p text:style-name="Preformatted_20_Text">2414<text:tab/>frys</text:p>
      <text:p text:style-name="Preformatted_20_Text">2415<text:tab/>fukt</text:p>
      <text:p text:style-name="Preformatted_20_Text">2416<text:tab/>ful</text:p>
      <text:p text:style-name="Preformatted_20_Text">2421<text:tab/>full</text:p>
      <text:p text:style-name="Preformatted_20_Text">2422<text:tab/>fura</text:p>
      <text:p text:style-name="Preformatted_20_Text">2423<text:tab/>fusk</text:p>
      <text:p text:style-name="Preformatted_20_Text">2424<text:tab/>fux</text:p>
      <text:p text:style-name="Preformatted_20_Text">2425<text:tab/>fynd</text:p>
      <text:p text:style-name="Preformatted_20_Text">2426<text:tab/>fyr</text:p>
      <text:p text:style-name="Preformatted_20_Text"><text:soft-page-break/>2431<text:tab/>fyra</text:p>
      <text:p text:style-name="Preformatted_20_Text">2432<text:tab/>gadd</text:p>
      <text:p text:style-name="Preformatted_20_Text">2433<text:tab/>gagn</text:p>
      <text:p text:style-name="Preformatted_20_Text">2434<text:tab/>gala</text:p>
      <text:p text:style-name="Preformatted_20_Text">2435<text:tab/>galt</text:p>
      <text:p text:style-name="Preformatted_20_Text">2436<text:tab/>gam</text:p>
      <text:p text:style-name="Preformatted_20_Text">2441<text:tab/>gap</text:p>
      <text:p text:style-name="Preformatted_20_Text">2442<text:tab/>gapa</text:p>
      <text:p text:style-name="Preformatted_20_Text">2443<text:tab/>gard</text:p>
      <text:p text:style-name="Preformatted_20_Text">2444<text:tab/>garn</text:p>
      <text:p text:style-name="Preformatted_20_Text">2445<text:tab/>gas</text:p>
      <text:p text:style-name="Preformatted_20_Text">2446<text:tab/>gasa</text:p>
      <text:p text:style-name="Preformatted_20_Text">2451<text:tab/>gast</text:p>
      <text:p text:style-name="Preformatted_20_Text">2452<text:tab/>gata</text:p>
      <text:p text:style-name="Preformatted_20_Text">2453<text:tab/>ge</text:p>
      <text:p text:style-name="Preformatted_20_Text">2454<text:tab/>geni</text:p>
      <text:p text:style-name="Preformatted_20_Text">2455<text:tab/>get</text:p>
      <text:p text:style-name="Preformatted_20_Text">2456<text:tab/>gift</text:p>
      <text:p text:style-name="Preformatted_20_Text">2461<text:tab/>gikt</text:p>
      <text:p text:style-name="Preformatted_20_Text">2462<text:tab/>gips</text:p>
      <text:p text:style-name="Preformatted_20_Text">2463<text:tab/>gira</text:p>
      <text:p text:style-name="Preformatted_20_Text">2464<text:tab/>glad</text:p>
      <text:p text:style-name="Preformatted_20_Text">2465<text:tab/>glam</text:p>
      <text:p text:style-name="Preformatted_20_Text">2466<text:tab/>glas</text:p>
      <text:p text:style-name="Preformatted_20_Text">2511<text:tab/>gles</text:p>
      <text:p text:style-name="Preformatted_20_Text">2512<text:tab/>glid</text:p>
      <text:p text:style-name="Preformatted_20_Text">2513<text:tab/>glim</text:p>
      <text:p text:style-name="Preformatted_20_Text">2514<text:tab/>glo</text:p>
      <text:p text:style-name="Preformatted_20_Text">2515<text:tab/>glob</text:p>
      <text:p text:style-name="Preformatted_20_Text">2516<text:tab/>gno</text:p>
      <text:p text:style-name="Preformatted_20_Text">2521<text:tab/>gnu</text:p>
      <text:p text:style-name="Preformatted_20_Text">2522<text:tab/>gny</text:p>
      <text:p text:style-name="Preformatted_20_Text">2523<text:tab/>god</text:p>
      <text:p text:style-name="Preformatted_20_Text">2524<text:tab/>gods</text:p>
      <text:p text:style-name="Preformatted_20_Text">2525<text:tab/>golf</text:p>
      <text:p text:style-name="Preformatted_20_Text">2526<text:tab/>golv</text:p>
      <text:p text:style-name="Preformatted_20_Text">2531<text:tab/>gom</text:p>
      <text:p text:style-name="Preformatted_20_Text">2532<text:tab/>gps</text:p>
      <text:p text:style-name="Preformatted_20_Text">2533<text:tab/>grad</text:p>
      <text:p text:style-name="Preformatted_20_Text">2534<text:tab/>graf</text:p>
      <text:p text:style-name="Preformatted_20_Text">2535<text:tab/>gram</text:p>
      <text:p text:style-name="Preformatted_20_Text">2536<text:tab/>gran</text:p>
      <text:p text:style-name="Preformatted_20_Text">2541<text:tab/>grav</text:p>
      <text:p text:style-name="Preformatted_20_Text">2542<text:tab/>grej</text:p>
      <text:p text:style-name="Preformatted_20_Text">2543<text:tab/>gren</text:p>
      <text:p text:style-name="Preformatted_20_Text">2544<text:tab/>grip</text:p>
      <text:p text:style-name="Preformatted_20_Text">2545<text:tab/>gris</text:p>
      <text:p text:style-name="Preformatted_20_Text">2546<text:tab/>gro</text:p>
      <text:p text:style-name="Preformatted_20_Text">2551<text:tab/>grop</text:p>
      <text:p text:style-name="Preformatted_20_Text">2552<text:tab/>grov</text:p>
      <text:p text:style-name="Preformatted_20_Text">2553<text:tab/>grus</text:p>
      <text:p text:style-name="Preformatted_20_Text">2554<text:tab/>gry</text:p>
      <text:p text:style-name="Preformatted_20_Text">2555<text:tab/>grym</text:p>
      <text:p text:style-name="Preformatted_20_Text">2556<text:tab/>gryn</text:p>
      <text:p text:style-name="Preformatted_20_Text">2561<text:tab/>gryt</text:p>
      <text:p text:style-name="Preformatted_20_Text">2562<text:tab/>gud</text:p>
      <text:p text:style-name="Preformatted_20_Text">2563<text:tab/>gul</text:p>
      <text:p text:style-name="Preformatted_20_Text">2564<text:tab/>gula</text:p>
      <text:p text:style-name="Preformatted_20_Text">2565<text:tab/>guld</text:p>
      <text:p text:style-name="Preformatted_20_Text">2566<text:tab/>gull</text:p>
      <text:p text:style-name="Preformatted_20_Text">2611<text:tab/>gump</text:p>
      <text:p text:style-name="Preformatted_20_Text">2612<text:tab/>gupp</text:p>
      <text:p text:style-name="Preformatted_20_Text">2613<text:tab/>gylf</text:p>
      <text:p text:style-name="Preformatted_20_Text">2614<text:tab/>gym</text:p>
      <text:p text:style-name="Preformatted_20_Text">2615<text:tab/>ha</text:p>
      <text:p text:style-name="Preformatted_20_Text">2616<text:tab/>hack</text:p>
      <text:p text:style-name="Preformatted_20_Text">2621<text:tab/>hage</text:p>
      <text:p text:style-name="Preformatted_20_Text">2622<text:tab/>haj</text:p>
      <text:p text:style-name="Preformatted_20_Text">2623<text:tab/>haja</text:p>
      <text:p text:style-name="Preformatted_20_Text">2624<text:tab/>haka</text:p>
      <text:p text:style-name="Preformatted_20_Text">2625<text:tab/>hake</text:p>
      <text:p text:style-name="Preformatted_20_Text">2626<text:tab/>hal</text:p>
      <text:p text:style-name="Preformatted_20_Text">2631<text:tab/>hala</text:p>
      <text:p text:style-name="Preformatted_20_Text">2632<text:tab/>hall</text:p>
      <text:p text:style-name="Preformatted_20_Text">2633<text:tab/>halm</text:p>
      <text:p text:style-name="Preformatted_20_Text">2634<text:tab/>hals</text:p>
      <text:p text:style-name="Preformatted_20_Text">2635<text:tab/>hamn</text:p>
      <text:p text:style-name="Preformatted_20_Text">2636<text:tab/>hand</text:p>
      <text:p text:style-name="Preformatted_20_Text">2641<text:tab/>hane</text:p>
      <text:p text:style-name="Preformatted_20_Text">2642<text:tab/>hare</text:p>
      <text:p text:style-name="Preformatted_20_Text">2643<text:tab/>harv</text:p>
      <text:p text:style-name="Preformatted_20_Text">2644<text:tab/>hasa</text:p>
      <text:p text:style-name="Preformatted_20_Text">2645<text:tab/>hast</text:p>
      <text:p text:style-name="Preformatted_20_Text">2646<text:tab/>hat</text:p>
      <text:p text:style-name="Preformatted_20_Text">2651<text:tab/>hata</text:p>
      <text:p text:style-name="Preformatted_20_Text">2652<text:tab/>hatt</text:p>
      <text:p text:style-name="Preformatted_20_Text">2653<text:tab/>hav</text:p>
      <text:p text:style-name="Preformatted_20_Text">2654<text:tab/>hed</text:p>
      <text:p text:style-name="Preformatted_20_Text">2655<text:tab/>heja</text:p>
      <text:p text:style-name="Preformatted_20_Text">2656<text:tab/>hejd</text:p>
      <text:p text:style-name="Preformatted_20_Text">2661<text:tab/>hel</text:p>
      <text:p text:style-name="Preformatted_20_Text">2662<text:tab/>hela</text:p>
      <text:p text:style-name="Preformatted_20_Text">2663<text:tab/>helg</text:p>
      <text:p text:style-name="Preformatted_20_Text">2664<text:tab/>hem</text:p>
      <text:p text:style-name="Preformatted_20_Text">2665<text:tab/>herr</text:p>
      <text:p text:style-name="Preformatted_20_Text">2666<text:tab/>hes</text:p>
      <text:p text:style-name="Preformatted_20_Text">3111<text:tab/>het</text:p>
      <text:p text:style-name="Preformatted_20_Text">3112<text:tab/>heta</text:p>
      <text:p text:style-name="Preformatted_20_Text">3113<text:tab/>hets</text:p>
      <text:p text:style-name="Preformatted_20_Text">3114<text:tab/>hink</text:p>
      <text:p text:style-name="Preformatted_20_Text">3115<text:tab/>hipp</text:p>
      <text:p text:style-name="Preformatted_20_Text">3116<text:tab/>hiss</text:p>
      <text:p text:style-name="Preformatted_20_Text">3121<text:tab/>hit</text:p>
      <text:p text:style-name="Preformatted_20_Text">3122<text:tab/>hiv</text:p>
      <text:p text:style-name="Preformatted_20_Text">3123<text:tab/>hiva</text:p>
      <text:p text:style-name="Preformatted_20_Text">3124<text:tab/>ho</text:p>
      <text:p text:style-name="Preformatted_20_Text">3125<text:tab/>holk</text:p>
      <text:p text:style-name="Preformatted_20_Text">3126<text:tab/>hona</text:p>
      <text:p text:style-name="Preformatted_20_Text">3131<text:tab/>hop</text:p>
      <text:p text:style-name="Preformatted_20_Text">3132<text:tab/>hopp</text:p>
      <text:p text:style-name="Preformatted_20_Text">3133<text:tab/>hord</text:p>
      <text:p text:style-name="Preformatted_20_Text">3134<text:tab/>horn</text:p>
      <text:p text:style-name="Preformatted_20_Text">3135<text:tab/>hot</text:p>
      <text:p text:style-name="Preformatted_20_Text">3136<text:tab/>hota</text:p>
      <text:p text:style-name="Preformatted_20_Text">3141<text:tab/>hov</text:p>
      <text:p text:style-name="Preformatted_20_Text">3142<text:tab/>hud</text:p>
      <text:p text:style-name="Preformatted_20_Text">3143<text:tab/>hugg</text:p>
      <text:p text:style-name="Preformatted_20_Text">3144<text:tab/>hund</text:p>
      <text:p text:style-name="Preformatted_20_Text">3145<text:tab/>hus</text:p>
      <text:p text:style-name="Preformatted_20_Text">3146<text:tab/>huta</text:p>
      <text:p text:style-name="Preformatted_20_Text">3151<text:tab/>hutt</text:p>
      <text:p text:style-name="Preformatted_20_Text">3152<text:tab/>huv</text:p>
      <text:p text:style-name="Preformatted_20_Text">3153<text:tab/>huva</text:p>
      <text:p text:style-name="Preformatted_20_Text">3154<text:tab/>hy</text:p>
      <text:p text:style-name="Preformatted_20_Text">3155<text:tab/>hyfs</text:p>
      <text:p text:style-name="Preformatted_20_Text">3156<text:tab/>hyra</text:p>
      <text:p text:style-name="Preformatted_20_Text">3161<text:tab/>hyss</text:p>
      <text:p text:style-name="Preformatted_20_Text">3162<text:tab/>hytt</text:p>
      <text:p text:style-name="Preformatted_20_Text">3163<text:tab/>ide</text:p>
      <text:p text:style-name="Preformatted_20_Text">3164<text:tab/>idka</text:p>
      <text:p text:style-name="Preformatted_20_Text">3165<text:tab/>idog</text:p>
      <text:p text:style-name="Preformatted_20_Text">3166<text:tab/>idol</text:p>
      <text:p text:style-name="Preformatted_20_Text">3211<text:tab/>igel</text:p>
      <text:p text:style-name="Preformatted_20_Text">3212<text:tab/>iglo</text:p>
      <text:p text:style-name="Preformatted_20_Text">3213<text:tab/>ikon</text:p>
      <text:p text:style-name="Preformatted_20_Text">3214<text:tab/>ila</text:p>
      <text:p text:style-name="Preformatted_20_Text">3215<text:tab/>imma</text:p>
      <text:p text:style-name="Preformatted_20_Text">3216<text:tab/>inne</text:p>
      <text:p text:style-name="Preformatted_20_Text">3221<text:tab/>inre</text:p>
      <text:p text:style-name="Preformatted_20_Text">3222<text:tab/>inse</text:p>
      <text:p text:style-name="Preformatted_20_Text">3223<text:tab/>inta</text:p>
      <text:p text:style-name="Preformatted_20_Text">3224<text:tab/>iris</text:p>
      <text:p text:style-name="Preformatted_20_Text">3225<text:tab/>irra</text:p>
      <text:p text:style-name="Preformatted_20_Text">3226<text:tab/>is</text:p>
      <text:p text:style-name="Preformatted_20_Text">3231<text:tab/>isa</text:p>
      <text:p text:style-name="Preformatted_20_Text">3232<text:tab/>isig</text:p>
      <text:p text:style-name="Preformatted_20_Text">3233<text:tab/>iver</text:p>
      <text:p text:style-name="Preformatted_20_Text">3234<text:tab/>jack</text:p>
      <text:p text:style-name="Preformatted_20_Text">3235<text:tab/>jaga</text:p>
      <text:p text:style-name="Preformatted_20_Text">3236<text:tab/>jak</text:p>
      <text:p text:style-name="Preformatted_20_Text">3241<text:tab/>jakt</text:p>
      <text:p text:style-name="Preformatted_20_Text">3242<text:tab/>jama</text:p>
      <text:p text:style-name="Preformatted_20_Text">3243<text:tab/>jarl</text:p>
      <text:p text:style-name="Preformatted_20_Text">3244<text:tab/>java</text:p>
      <text:p text:style-name="Preformatted_20_Text">3245<text:tab/>jobb</text:p>
      <text:p text:style-name="Preformatted_20_Text">3246<text:tab/>jojo</text:p>
      <text:p text:style-name="Preformatted_20_Text">3251<text:tab/>jour</text:p>
      <text:p text:style-name="Preformatted_20_Text">3252<text:tab/>juli</text:p>
      <text:p text:style-name="Preformatted_20_Text">3253<text:tab/>juni</text:p>
      <text:p text:style-name="Preformatted_20_Text">3254<text:tab/>jury</text:p>
      <text:p text:style-name="Preformatted_20_Text">3255<text:tab/>just</text:p>
      <text:p text:style-name="Preformatted_20_Text">3256<text:tab/>kaj</text:p>
      <text:p text:style-name="Preformatted_20_Text">3261<text:tab/>kaja</text:p>
      <text:p text:style-name="Preformatted_20_Text">3262<text:tab/>kaka</text:p>
      <text:p text:style-name="Preformatted_20_Text">3263<text:tab/>kalk</text:p>
      <text:p text:style-name="Preformatted_20_Text">3264<text:tab/>kall</text:p>
      <text:p text:style-name="Preformatted_20_Text">3265<text:tab/>kalv</text:p>
      <text:p text:style-name="Preformatted_20_Text">3266<text:tab/>kam</text:p>
      <text:p text:style-name="Preformatted_20_Text"><text:soft-page-break/>3311<text:tab/>kamp</text:p>
      <text:p text:style-name="Preformatted_20_Text">3312<text:tab/>kana</text:p>
      <text:p text:style-name="Preformatted_20_Text">3313<text:tab/>kant</text:p>
      <text:p text:style-name="Preformatted_20_Text">3314<text:tab/>kaos</text:p>
      <text:p text:style-name="Preformatted_20_Text">3315<text:tab/>kap</text:p>
      <text:p text:style-name="Preformatted_20_Text">3316<text:tab/>kapa</text:p>
      <text:p text:style-name="Preformatted_20_Text">3321<text:tab/>karm</text:p>
      <text:p text:style-name="Preformatted_20_Text">3322<text:tab/>karp</text:p>
      <text:p text:style-name="Preformatted_20_Text">3323<text:tab/>kass</text:p>
      <text:p text:style-name="Preformatted_20_Text">3324<text:tab/>kast</text:p>
      <text:p text:style-name="Preformatted_20_Text">3325<text:tab/>katt</text:p>
      <text:p text:style-name="Preformatted_20_Text">3326<text:tab/>kela</text:p>
      <text:p text:style-name="Preformatted_20_Text">3331<text:tab/>keps</text:p>
      <text:p text:style-name="Preformatted_20_Text">3332<text:tab/>kex</text:p>
      <text:p text:style-name="Preformatted_20_Text">3333<text:tab/>kick</text:p>
      <text:p text:style-name="Preformatted_20_Text">3334<text:tab/>kid</text:p>
      <text:p text:style-name="Preformatted_20_Text">3335<text:tab/>kika</text:p>
      <text:p text:style-name="Preformatted_20_Text">3336<text:tab/>kil</text:p>
      <text:p text:style-name="Preformatted_20_Text">3341<text:tab/>kila</text:p>
      <text:p text:style-name="Preformatted_20_Text">3342<text:tab/>kilo</text:p>
      <text:p text:style-name="Preformatted_20_Text">3343<text:tab/>kind</text:p>
      <text:p text:style-name="Preformatted_20_Text">3344<text:tab/>kisa</text:p>
      <text:p text:style-name="Preformatted_20_Text">3345<text:tab/>kitt</text:p>
      <text:p text:style-name="Preformatted_20_Text">3346<text:tab/>kiv</text:p>
      <text:p text:style-name="Preformatted_20_Text">3351<text:tab/>kjol</text:p>
      <text:p text:style-name="Preformatted_20_Text">3352<text:tab/>klan</text:p>
      <text:p text:style-name="Preformatted_20_Text">3353<text:tab/>klar</text:p>
      <text:p text:style-name="Preformatted_20_Text">3354<text:tab/>klen</text:p>
      <text:p text:style-name="Preformatted_20_Text">3355<text:tab/>klev</text:p>
      <text:p text:style-name="Preformatted_20_Text">3356<text:tab/>kli</text:p>
      <text:p text:style-name="Preformatted_20_Text">3361<text:tab/>klia</text:p>
      <text:p text:style-name="Preformatted_20_Text">3362<text:tab/>kliv</text:p>
      <text:p text:style-name="Preformatted_20_Text">3363<text:tab/>klo</text:p>
      <text:p text:style-name="Preformatted_20_Text">3364<text:tab/>klok</text:p>
      <text:p text:style-name="Preformatted_20_Text">3365<text:tab/>klon</text:p>
      <text:p text:style-name="Preformatted_20_Text">3366<text:tab/>klor</text:p>
      <text:p text:style-name="Preformatted_20_Text">3411<text:tab/>klot</text:p>
      <text:p text:style-name="Preformatted_20_Text">3412<text:tab/>knak</text:p>
      <text:p text:style-name="Preformatted_20_Text">3413<text:tab/>knep</text:p>
      <text:p text:style-name="Preformatted_20_Text">3414<text:tab/>knip</text:p>
      <text:p text:style-name="Preformatted_20_Text">3415<text:tab/>kniv</text:p>
      <text:p text:style-name="Preformatted_20_Text">3416<text:tab/>knog</text:p>
      <text:p text:style-name="Preformatted_20_Text">3421<text:tab/>knut</text:p>
      <text:p text:style-name="Preformatted_20_Text">3422<text:tab/>ko</text:p>
      <text:p text:style-name="Preformatted_20_Text">3423<text:tab/>kock</text:p>
      <text:p text:style-name="Preformatted_20_Text">3424<text:tab/>kod</text:p>
      <text:p text:style-name="Preformatted_20_Text">3425<text:tab/>koj</text:p>
      <text:p text:style-name="Preformatted_20_Text">3426<text:tab/>koja</text:p>
      <text:p text:style-name="Preformatted_20_Text">3431<text:tab/>kok</text:p>
      <text:p text:style-name="Preformatted_20_Text">3432<text:tab/>koka</text:p>
      <text:p text:style-name="Preformatted_20_Text">3433<text:tab/>koks</text:p>
      <text:p text:style-name="Preformatted_20_Text">3434<text:tab/>koll</text:p>
      <text:p text:style-name="Preformatted_20_Text">3435<text:tab/>kolt</text:p>
      <text:p text:style-name="Preformatted_20_Text">3436<text:tab/>kolv</text:p>
      <text:p text:style-name="Preformatted_20_Text">3441<text:tab/>koma</text:p>
      <text:p text:style-name="Preformatted_20_Text">3442<text:tab/>kon</text:p>
      <text:p text:style-name="Preformatted_20_Text">3443<text:tab/>kopp</text:p>
      <text:p text:style-name="Preformatted_20_Text">3444<text:tab/>kor</text:p>
      <text:p text:style-name="Preformatted_20_Text">3445<text:tab/>korg</text:p>
      <text:p text:style-name="Preformatted_20_Text">3446<text:tab/>kork</text:p>
      <text:p text:style-name="Preformatted_20_Text">3451<text:tab/>korn</text:p>
      <text:p text:style-name="Preformatted_20_Text">3452<text:tab/>korp</text:p>
      <text:p text:style-name="Preformatted_20_Text">3453<text:tab/>kors</text:p>
      <text:p text:style-name="Preformatted_20_Text">3454<text:tab/>kort</text:p>
      <text:p text:style-name="Preformatted_20_Text">3455<text:tab/>korv</text:p>
      <text:p text:style-name="Preformatted_20_Text">3456<text:tab/>kos</text:p>
      <text:p text:style-name="Preformatted_20_Text">3461<text:tab/>kosa</text:p>
      <text:p text:style-name="Preformatted_20_Text">3462<text:tab/>kost</text:p>
      <text:p text:style-name="Preformatted_20_Text">3463<text:tab/>kota</text:p>
      <text:p text:style-name="Preformatted_20_Text">3464<text:tab/>kram</text:p>
      <text:p text:style-name="Preformatted_20_Text">3465<text:tab/>kran</text:p>
      <text:p text:style-name="Preformatted_20_Text">3466<text:tab/>kras</text:p>
      <text:p text:style-name="Preformatted_20_Text">3511<text:tab/>krav</text:p>
      <text:p text:style-name="Preformatted_20_Text">3512<text:tab/>krig</text:p>
      <text:p text:style-name="Preformatted_20_Text">3513<text:tab/>kris</text:p>
      <text:p text:style-name="Preformatted_20_Text">3514<text:tab/>krog</text:p>
      <text:p text:style-name="Preformatted_20_Text">3515<text:tab/>krok</text:p>
      <text:p text:style-name="Preformatted_20_Text">3516<text:tab/>krom</text:p>
      <text:p text:style-name="Preformatted_20_Text">3521<text:tab/>krum</text:p>
      <text:p text:style-name="Preformatted_20_Text">3522<text:tab/>krus</text:p>
      <text:p text:style-name="Preformatted_20_Text">3523<text:tab/>krut</text:p>
      <text:p text:style-name="Preformatted_20_Text">3524<text:tab/>krux</text:p>
      <text:p text:style-name="Preformatted_20_Text">3525<text:tab/>kry</text:p>
      <text:p text:style-name="Preformatted_20_Text">3526<text:tab/>kryp</text:p>
      <text:p text:style-name="Preformatted_20_Text">3531<text:tab/>kub</text:p>
      <text:p text:style-name="Preformatted_20_Text">3532<text:tab/>kula</text:p>
      <text:p text:style-name="Preformatted_20_Text">3533<text:tab/>kull</text:p>
      <text:p text:style-name="Preformatted_20_Text">3534<text:tab/>kult</text:p>
      <text:p text:style-name="Preformatted_20_Text">3535<text:tab/>kund</text:p>
      <text:p text:style-name="Preformatted_20_Text">3536<text:tab/>kung</text:p>
      <text:p text:style-name="Preformatted_20_Text">3541<text:tab/>kupa</text:p>
      <text:p text:style-name="Preformatted_20_Text">3542<text:tab/>kupp</text:p>
      <text:p text:style-name="Preformatted_20_Text">3543<text:tab/>kur</text:p>
      <text:p text:style-name="Preformatted_20_Text">3544<text:tab/>kura</text:p>
      <text:p text:style-name="Preformatted_20_Text">3545<text:tab/>kurs</text:p>
      <text:p text:style-name="Preformatted_20_Text">3546<text:tab/>kusk</text:p>
      <text:p text:style-name="Preformatted_20_Text">3551<text:tab/>kust</text:p>
      <text:p text:style-name="Preformatted_20_Text">3552<text:tab/>kuta</text:p>
      <text:p text:style-name="Preformatted_20_Text">3553<text:tab/>kuva</text:p>
      <text:p text:style-name="Preformatted_20_Text">3554<text:tab/>kval</text:p>
      <text:p text:style-name="Preformatted_20_Text">3555<text:tab/>kvav</text:p>
      <text:p text:style-name="Preformatted_20_Text">3556<text:tab/>kyla</text:p>
      <text:p text:style-name="Preformatted_20_Text">3561<text:tab/>kysk</text:p>
      <text:p text:style-name="Preformatted_20_Text">3562<text:tab/>kyss</text:p>
      <text:p text:style-name="Preformatted_20_Text">3563<text:tab/>labb</text:p>
      <text:p text:style-name="Preformatted_20_Text">3564<text:tab/>lack</text:p>
      <text:p text:style-name="Preformatted_20_Text">3565<text:tab/>lada</text:p>
      <text:p text:style-name="Preformatted_20_Text">3566<text:tab/>lag</text:p>
      <text:p text:style-name="Preformatted_20_Text">3611<text:tab/>laga</text:p>
      <text:p text:style-name="Preformatted_20_Text">3612<text:tab/>lagd</text:p>
      <text:p text:style-name="Preformatted_20_Text">3613<text:tab/>lake</text:p>
      <text:p text:style-name="Preformatted_20_Text">3614<text:tab/>lam</text:p>
      <text:p text:style-name="Preformatted_20_Text">3615<text:tab/>lama</text:p>
      <text:p text:style-name="Preformatted_20_Text">3616<text:tab/>lamm</text:p>
      <text:p text:style-name="Preformatted_20_Text">3621<text:tab/>land</text:p>
      <text:p text:style-name="Preformatted_20_Text">3622<text:tab/>lans</text:p>
      <text:p text:style-name="Preformatted_20_Text">3623<text:tab/>lapa</text:p>
      <text:p text:style-name="Preformatted_20_Text">3624<text:tab/>larm</text:p>
      <text:p text:style-name="Preformatted_20_Text">3625<text:tab/>larv</text:p>
      <text:p text:style-name="Preformatted_20_Text">3626<text:tab/>lass</text:p>
      <text:p text:style-name="Preformatted_20_Text">3631<text:tab/>last</text:p>
      <text:p text:style-name="Preformatted_20_Text">3632<text:tab/>lat</text:p>
      <text:p text:style-name="Preformatted_20_Text">3633<text:tab/>lav</text:p>
      <text:p text:style-name="Preformatted_20_Text">3634<text:tab/>lava</text:p>
      <text:p text:style-name="Preformatted_20_Text">3635<text:tab/>lax</text:p>
      <text:p text:style-name="Preformatted_20_Text">3636<text:tab/>le</text:p>
      <text:p text:style-name="Preformatted_20_Text">3641<text:tab/>leda</text:p>
      <text:p text:style-name="Preformatted_20_Text">3642<text:tab/>leja</text:p>
      <text:p text:style-name="Preformatted_20_Text">3643<text:tab/>lejd</text:p>
      <text:p text:style-name="Preformatted_20_Text">3644<text:tab/>lek</text:p>
      <text:p text:style-name="Preformatted_20_Text">3645<text:tab/>leka</text:p>
      <text:p text:style-name="Preformatted_20_Text">3646<text:tab/>lekt</text:p>
      <text:p text:style-name="Preformatted_20_Text">3651<text:tab/>len</text:p>
      <text:p text:style-name="Preformatted_20_Text">3652<text:tab/>lera</text:p>
      <text:p text:style-name="Preformatted_20_Text">3653<text:tab/>leta</text:p>
      <text:p text:style-name="Preformatted_20_Text">3654<text:tab/>leva</text:p>
      <text:p text:style-name="Preformatted_20_Text">3655<text:tab/>lian</text:p>
      <text:p text:style-name="Preformatted_20_Text">3656<text:tab/>lida</text:p>
      <text:p text:style-name="Preformatted_20_Text">3661<text:tab/>lie</text:p>
      <text:p text:style-name="Preformatted_20_Text">3662<text:tab/>lift</text:p>
      <text:p text:style-name="Preformatted_20_Text">3663<text:tab/>liga</text:p>
      <text:p text:style-name="Preformatted_20_Text">3664<text:tab/>lik</text:p>
      <text:p text:style-name="Preformatted_20_Text">3665<text:tab/>lika</text:p>
      <text:p text:style-name="Preformatted_20_Text">3666<text:tab/>like</text:p>
      <text:p text:style-name="Preformatted_20_Text">4111<text:tab/>lila</text:p>
      <text:p text:style-name="Preformatted_20_Text">4112<text:tab/>lim</text:p>
      <text:p text:style-name="Preformatted_20_Text">4113<text:tab/>lin</text:p>
      <text:p text:style-name="Preformatted_20_Text">4114<text:tab/>lina</text:p>
      <text:p text:style-name="Preformatted_20_Text">4115<text:tab/>lind</text:p>
      <text:p text:style-name="Preformatted_20_Text">4116<text:tab/>lins</text:p>
      <text:p text:style-name="Preformatted_20_Text">4121<text:tab/>lipa</text:p>
      <text:p text:style-name="Preformatted_20_Text">4122<text:tab/>lisa</text:p>
      <text:p text:style-name="Preformatted_20_Text">4123<text:tab/>list</text:p>
      <text:p text:style-name="Preformatted_20_Text">4124<text:tab/>lita</text:p>
      <text:p text:style-name="Preformatted_20_Text">4125<text:tab/>liv</text:p>
      <text:p text:style-name="Preformatted_20_Text">4126<text:tab/>livs</text:p>
      <text:p text:style-name="Preformatted_20_Text">4131<text:tab/>ljud</text:p>
      <text:p text:style-name="Preformatted_20_Text">4132<text:tab/>ljug</text:p>
      <text:p text:style-name="Preformatted_20_Text">4133<text:tab/>ljum</text:p>
      <text:p text:style-name="Preformatted_20_Text">4134<text:tab/>ljus</text:p>
      <text:p text:style-name="Preformatted_20_Text">4135<text:tab/>ljuv</text:p>
      <text:p text:style-name="Preformatted_20_Text">4136<text:tab/>lobb</text:p>
      <text:p text:style-name="Preformatted_20_Text">4141<text:tab/>lock</text:p>
      <text:p text:style-name="Preformatted_20_Text">4142<text:tab/>lod</text:p>
      <text:p text:style-name="Preformatted_20_Text">4143<text:tab/>loge</text:p>
      <text:p text:style-name="Preformatted_20_Text">4144<text:tab/>logg</text:p>
      <text:p text:style-name="Preformatted_20_Text">4145<text:tab/>loj</text:p>
      <text:p text:style-name="Preformatted_20_Text">4146<text:tab/>lok</text:p>
      <text:p text:style-name="Preformatted_20_Text"><text:soft-page-break/>4151<text:tab/>lom</text:p>
      <text:p text:style-name="Preformatted_20_Text">4152<text:tab/>loop</text:p>
      <text:p text:style-name="Preformatted_20_Text">4153<text:tab/>lopp</text:p>
      <text:p text:style-name="Preformatted_20_Text">4154<text:tab/>lots</text:p>
      <text:p text:style-name="Preformatted_20_Text">4155<text:tab/>lott</text:p>
      <text:p text:style-name="Preformatted_20_Text">4156<text:tab/>lov</text:p>
      <text:p text:style-name="Preformatted_20_Text">4161<text:tab/>lova</text:p>
      <text:p text:style-name="Preformatted_20_Text">4162<text:tab/>ludd</text:p>
      <text:p text:style-name="Preformatted_20_Text">4163<text:tab/>luft</text:p>
      <text:p text:style-name="Preformatted_20_Text">4164<text:tab/>lugg</text:p>
      <text:p text:style-name="Preformatted_20_Text">4165<text:tab/>lugn</text:p>
      <text:p text:style-name="Preformatted_20_Text">4166<text:tab/>lukt</text:p>
      <text:p text:style-name="Preformatted_20_Text">4211<text:tab/>lund</text:p>
      <text:p text:style-name="Preformatted_20_Text">4212<text:tab/>lupp</text:p>
      <text:p text:style-name="Preformatted_20_Text">4213<text:tab/>lur</text:p>
      <text:p text:style-name="Preformatted_20_Text">4214<text:tab/>lura</text:p>
      <text:p text:style-name="Preformatted_20_Text">4215<text:tab/>lurt</text:p>
      <text:p text:style-name="Preformatted_20_Text">4216<text:tab/>lus</text:p>
      <text:p text:style-name="Preformatted_20_Text">4221<text:tab/>lust</text:p>
      <text:p text:style-name="Preformatted_20_Text">4222<text:tab/>lut</text:p>
      <text:p text:style-name="Preformatted_20_Text">4223<text:tab/>luta</text:p>
      <text:p text:style-name="Preformatted_20_Text">4224<text:tab/>luva</text:p>
      <text:p text:style-name="Preformatted_20_Text">4225<text:tab/>lyda</text:p>
      <text:p text:style-name="Preformatted_20_Text">4226<text:tab/>lyft</text:p>
      <text:p text:style-name="Preformatted_20_Text">4231<text:tab/>lyra</text:p>
      <text:p text:style-name="Preformatted_20_Text">4232<text:tab/>lysa</text:p>
      <text:p text:style-name="Preformatted_20_Text">4233<text:tab/>lyse</text:p>
      <text:p text:style-name="Preformatted_20_Text">4234<text:tab/>lyte</text:p>
      <text:p text:style-name="Preformatted_20_Text">4235<text:tab/>lytt</text:p>
      <text:p text:style-name="Preformatted_20_Text">4236<text:tab/>lyx</text:p>
      <text:p text:style-name="Preformatted_20_Text">4241<text:tab/>mage</text:p>
      <text:p text:style-name="Preformatted_20_Text">4242<text:tab/>magi</text:p>
      <text:p text:style-name="Preformatted_20_Text">4243<text:tab/>maj</text:p>
      <text:p text:style-name="Preformatted_20_Text">4244<text:tab/>majs</text:p>
      <text:p text:style-name="Preformatted_20_Text">4245<text:tab/>maka</text:p>
      <text:p text:style-name="Preformatted_20_Text">4246<text:tab/>make</text:p>
      <text:p text:style-name="Preformatted_20_Text">4251<text:tab/>makt</text:p>
      <text:p text:style-name="Preformatted_20_Text">4252<text:tab/>mal</text:p>
      <text:p text:style-name="Preformatted_20_Text">4253<text:tab/>mall</text:p>
      <text:p text:style-name="Preformatted_20_Text">4254<text:tab/>malm</text:p>
      <text:p text:style-name="Preformatted_20_Text">4255<text:tab/>man</text:p>
      <text:p text:style-name="Preformatted_20_Text">4256<text:tab/>mana</text:p>
      <text:p text:style-name="Preformatted_20_Text">4261<text:tab/>mani</text:p>
      <text:p text:style-name="Preformatted_20_Text">4262<text:tab/>mapp</text:p>
      <text:p text:style-name="Preformatted_20_Text">4263<text:tab/>mark</text:p>
      <text:p text:style-name="Preformatted_20_Text">4264<text:tab/>mars</text:p>
      <text:p text:style-name="Preformatted_20_Text">4265<text:tab/>mask</text:p>
      <text:p text:style-name="Preformatted_20_Text">4266<text:tab/>mast</text:p>
      <text:p text:style-name="Preformatted_20_Text">4311<text:tab/>mat</text:p>
      <text:p text:style-name="Preformatted_20_Text">4312<text:tab/>mata</text:p>
      <text:p text:style-name="Preformatted_20_Text">4313<text:tab/>max</text:p>
      <text:p text:style-name="Preformatted_20_Text">4314<text:tab/>mc</text:p>
      <text:p text:style-name="Preformatted_20_Text">4315<text:tab/>meja</text:p>
      <text:p text:style-name="Preformatted_20_Text">4316<text:tab/>men</text:p>
      <text:p text:style-name="Preformatted_20_Text">4321<text:tab/>mena</text:p>
      <text:p text:style-name="Preformatted_20_Text">4322<text:tab/>meny</text:p>
      <text:p text:style-name="Preformatted_20_Text">4323<text:tab/>mes</text:p>
      <text:p text:style-name="Preformatted_20_Text">4324<text:tab/>meta</text:p>
      <text:p text:style-name="Preformatted_20_Text">4325<text:tab/>mick</text:p>
      <text:p text:style-name="Preformatted_20_Text">4326<text:tab/>mil</text:p>
      <text:p text:style-name="Preformatted_20_Text">4331<text:tab/>min</text:p>
      <text:p text:style-name="Preformatted_20_Text">4332<text:tab/>mina</text:p>
      <text:p text:style-name="Preformatted_20_Text">4333<text:tab/>mint</text:p>
      <text:p text:style-name="Preformatted_20_Text">4334<text:tab/>miss</text:p>
      <text:p text:style-name="Preformatted_20_Text">4335<text:tab/>mitt</text:p>
      <text:p text:style-name="Preformatted_20_Text">4336<text:tab/>mix</text:p>
      <text:p text:style-name="Preformatted_20_Text">4341<text:tab/>mjuk</text:p>
      <text:p text:style-name="Preformatted_20_Text">4342<text:tab/>mod</text:p>
      <text:p text:style-name="Preformatted_20_Text">4343<text:tab/>mode</text:p>
      <text:p text:style-name="Preformatted_20_Text">4344<text:tab/>mola</text:p>
      <text:p text:style-name="Preformatted_20_Text">4345<text:tab/>moll</text:p>
      <text:p text:style-name="Preformatted_20_Text">4346<text:tab/>moln</text:p>
      <text:p text:style-name="Preformatted_20_Text">4351<text:tab/>moms</text:p>
      <text:p text:style-name="Preformatted_20_Text">4352<text:tab/>mopp</text:p>
      <text:p text:style-name="Preformatted_20_Text">4353<text:tab/>mor</text:p>
      <text:p text:style-name="Preformatted_20_Text">4354<text:tab/>mora</text:p>
      <text:p text:style-name="Preformatted_20_Text">4355<text:tab/>mord</text:p>
      <text:p text:style-name="Preformatted_20_Text">4356<text:tab/>mot</text:p>
      <text:p text:style-name="Preformatted_20_Text">4361<text:tab/>mota</text:p>
      <text:p text:style-name="Preformatted_20_Text">4362<text:tab/>mudd</text:p>
      <text:p text:style-name="Preformatted_20_Text">4363<text:tab/>mugg</text:p>
      <text:p text:style-name="Preformatted_20_Text">4364<text:tab/>mula</text:p>
      <text:p text:style-name="Preformatted_20_Text">4365<text:tab/>mun</text:p>
      <text:p text:style-name="Preformatted_20_Text">4366<text:tab/>munk</text:p>
      <text:p text:style-name="Preformatted_20_Text">4411<text:tab/>mur</text:p>
      <text:p text:style-name="Preformatted_20_Text">4412<text:tab/>mura</text:p>
      <text:p text:style-name="Preformatted_20_Text">4413<text:tab/>mus</text:p>
      <text:p text:style-name="Preformatted_20_Text">4414<text:tab/>must</text:p>
      <text:p text:style-name="Preformatted_20_Text">4415<text:tab/>muta</text:p>
      <text:p text:style-name="Preformatted_20_Text">4416<text:tab/>mygg</text:p>
      <text:p text:style-name="Preformatted_20_Text">4421<text:tab/>mynt</text:p>
      <text:p text:style-name="Preformatted_20_Text">4422<text:tab/>myr</text:p>
      <text:p text:style-name="Preformatted_20_Text">4423<text:tab/>myra</text:p>
      <text:p text:style-name="Preformatted_20_Text">4424<text:tab/>mys</text:p>
      <text:p text:style-name="Preformatted_20_Text">4425<text:tab/>myt</text:p>
      <text:p text:style-name="Preformatted_20_Text">4426<text:tab/>naiv</text:p>
      <text:p text:style-name="Preformatted_20_Text">4431<text:tab/>namn</text:p>
      <text:p text:style-name="Preformatted_20_Text">4432<text:tab/>napp</text:p>
      <text:p text:style-name="Preformatted_20_Text">4433<text:tab/>narr</text:p>
      <text:p text:style-name="Preformatted_20_Text">4434<text:tab/>natt</text:p>
      <text:p text:style-name="Preformatted_20_Text">4435<text:tab/>nav</text:p>
      <text:p text:style-name="Preformatted_20_Text">4436<text:tab/>nej</text:p>
      <text:p text:style-name="Preformatted_20_Text">4441<text:tab/>nejd</text:p>
      <text:p text:style-name="Preformatted_20_Text">4442<text:tab/>neka</text:p>
      <text:p text:style-name="Preformatted_20_Text">4443<text:tab/>nere</text:p>
      <text:p text:style-name="Preformatted_20_Text">4444<text:tab/>nerv</text:p>
      <text:p text:style-name="Preformatted_20_Text">4445<text:tab/>nia</text:p>
      <text:p text:style-name="Preformatted_20_Text">4446<text:tab/>nick</text:p>
      <text:p text:style-name="Preformatted_20_Text">4451<text:tab/>niga</text:p>
      <text:p text:style-name="Preformatted_20_Text">4452<text:tab/>nita</text:p>
      <text:p text:style-name="Preformatted_20_Text">4453<text:tab/>noga</text:p>
      <text:p text:style-name="Preformatted_20_Text">4454<text:tab/>noll</text:p>
      <text:p text:style-name="Preformatted_20_Text">4455<text:tab/>nord</text:p>
      <text:p text:style-name="Preformatted_20_Text">4456<text:tab/>norm</text:p>
      <text:p text:style-name="Preformatted_20_Text">4461<text:tab/>norr</text:p>
      <text:p text:style-name="Preformatted_20_Text">4462<text:tab/>nos</text:p>
      <text:p text:style-name="Preformatted_20_Text">4463<text:tab/>not</text:p>
      <text:p text:style-name="Preformatted_20_Text">4464<text:tab/>nota</text:p>
      <text:p text:style-name="Preformatted_20_Text">4465<text:tab/>nubb</text:p>
      <text:p text:style-name="Preformatted_20_Text">4466<text:tab/>ny</text:p>
      <text:p text:style-name="Preformatted_20_Text">4511<text:tab/>nyck</text:p>
      <text:p text:style-name="Preformatted_20_Text">4512<text:tab/>nymf</text:p>
      <text:p text:style-name="Preformatted_20_Text">4513<text:tab/>nyp</text:p>
      <text:p text:style-name="Preformatted_20_Text">4514<text:tab/>nypa</text:p>
      <text:p text:style-name="Preformatted_20_Text">4515<text:tab/>nys</text:p>
      <text:p text:style-name="Preformatted_20_Text">4516<text:tab/>nysa</text:p>
      <text:p text:style-name="Preformatted_20_Text">4521<text:tab/>oas</text:p>
      <text:p text:style-name="Preformatted_20_Text">4522<text:tab/>odds</text:p>
      <text:p text:style-name="Preformatted_20_Text">4523<text:tab/>odla</text:p>
      <text:p text:style-name="Preformatted_20_Text">4524<text:tab/>ofin</text:p>
      <text:p text:style-name="Preformatted_20_Text">4525<text:tab/>ofog</text:p>
      <text:p text:style-name="Preformatted_20_Text">4526<text:tab/>oja</text:p>
      <text:p text:style-name="Preformatted_20_Text">4531<text:tab/>olik</text:p>
      <text:p text:style-name="Preformatted_20_Text">4532<text:tab/>oliv</text:p>
      <text:p text:style-name="Preformatted_20_Text">4533<text:tab/>olja</text:p>
      <text:p text:style-name="Preformatted_20_Text">4534<text:tab/>olle</text:p>
      <text:p text:style-name="Preformatted_20_Text">4535<text:tab/>omak</text:p>
      <text:p text:style-name="Preformatted_20_Text">4536<text:tab/>omge</text:p>
      <text:p text:style-name="Preformatted_20_Text">4541<text:tab/>opus</text:p>
      <text:p text:style-name="Preformatted_20_Text">4542<text:tab/>ord</text:p>
      <text:p text:style-name="Preformatted_20_Text">4543<text:tab/>orda</text:p>
      <text:p text:style-name="Preformatted_20_Text">4544<text:tab/>ork</text:p>
      <text:p text:style-name="Preformatted_20_Text">4545<text:tab/>orm</text:p>
      <text:p text:style-name="Preformatted_20_Text">4546<text:tab/>oro</text:p>
      <text:p text:style-name="Preformatted_20_Text">4551<text:tab/>oroa</text:p>
      <text:p text:style-name="Preformatted_20_Text">4552<text:tab/>orre</text:p>
      <text:p text:style-name="Preformatted_20_Text">4553<text:tab/>ort</text:p>
      <text:p text:style-name="Preformatted_20_Text">4554<text:tab/>os</text:p>
      <text:p text:style-name="Preformatted_20_Text">4555<text:tab/>ost</text:p>
      <text:p text:style-name="Preformatted_20_Text">4556<text:tab/>otal</text:p>
      <text:p text:style-name="Preformatted_20_Text">4561<text:tab/>otid</text:p>
      <text:p text:style-name="Preformatted_20_Text">4562<text:tab/>otur</text:p>
      <text:p text:style-name="Preformatted_20_Text">4563<text:tab/>otyg</text:p>
      <text:p text:style-name="Preformatted_20_Text">4564<text:tab/>oval</text:p>
      <text:p text:style-name="Preformatted_20_Text">4565<text:tab/>ovan</text:p>
      <text:p text:style-name="Preformatted_20_Text">4566<text:tab/>oxe</text:p>
      <text:p text:style-name="Preformatted_20_Text">4611<text:tab/>oxid</text:p>
      <text:p text:style-name="Preformatted_20_Text">4612<text:tab/>pack</text:p>
      <text:p text:style-name="Preformatted_20_Text">4613<text:tab/>paff</text:p>
      <text:p text:style-name="Preformatted_20_Text">4614<text:tab/>paj</text:p>
      <text:p text:style-name="Preformatted_20_Text">4615<text:tab/>pakt</text:p>
      <text:p text:style-name="Preformatted_20_Text">4616<text:tab/>pall</text:p>
      <text:p text:style-name="Preformatted_20_Text">4621<text:tab/>palm</text:p>
      <text:p text:style-name="Preformatted_20_Text">4622<text:tab/>palt</text:p>
      <text:p text:style-name="Preformatted_20_Text">4623<text:tab/>pamp</text:p>
      <text:p text:style-name="Preformatted_20_Text">4624<text:tab/>pang</text:p>
      <text:p text:style-name="Preformatted_20_Text">4625<text:tab/>pank</text:p>
      <text:p text:style-name="Preformatted_20_Text">4626<text:tab/>papp</text:p>
      <text:p text:style-name="Preformatted_20_Text"><text:soft-page-break/>4631<text:tab/>par</text:p>
      <text:p text:style-name="Preformatted_20_Text">4632<text:tab/>park</text:p>
      <text:p text:style-name="Preformatted_20_Text">4633<text:tab/>part</text:p>
      <text:p text:style-name="Preformatted_20_Text">4634<text:tab/>pass</text:p>
      <text:p text:style-name="Preformatted_20_Text">4635<text:tab/>paus</text:p>
      <text:p text:style-name="Preformatted_20_Text">4636<text:tab/>peka</text:p>
      <text:p text:style-name="Preformatted_20_Text">4641<text:tab/>peng</text:p>
      <text:p text:style-name="Preformatted_20_Text">4642<text:tab/>pest</text:p>
      <text:p text:style-name="Preformatted_20_Text">4643<text:tab/>peta</text:p>
      <text:p text:style-name="Preformatted_20_Text">4644<text:tab/>pi</text:p>
      <text:p text:style-name="Preformatted_20_Text">4645<text:tab/>piff</text:p>
      <text:p text:style-name="Preformatted_20_Text">4646<text:tab/>piga</text:p>
      <text:p text:style-name="Preformatted_20_Text">4651<text:tab/>pigg</text:p>
      <text:p text:style-name="Preformatted_20_Text">4652<text:tab/>pik</text:p>
      <text:p text:style-name="Preformatted_20_Text">4653<text:tab/>pil</text:p>
      <text:p text:style-name="Preformatted_20_Text">4654<text:tab/>pill</text:p>
      <text:p text:style-name="Preformatted_20_Text">4655<text:tab/>pilt</text:p>
      <text:p text:style-name="Preformatted_20_Text">4656<text:tab/>pina</text:p>
      <text:p text:style-name="Preformatted_20_Text">4661<text:tab/>pip</text:p>
      <text:p text:style-name="Preformatted_20_Text">4662<text:tab/>pipa</text:p>
      <text:p text:style-name="Preformatted_20_Text">4663<text:tab/>plan</text:p>
      <text:p text:style-name="Preformatted_20_Text">4664<text:tab/>pli</text:p>
      <text:p text:style-name="Preformatted_20_Text">4665<text:tab/>plog</text:p>
      <text:p text:style-name="Preformatted_20_Text">4666<text:tab/>plus</text:p>
      <text:p text:style-name="Preformatted_20_Text">5111<text:tab/>plym</text:p>
      <text:p text:style-name="Preformatted_20_Text">5112<text:tab/>poem</text:p>
      <text:p text:style-name="Preformatted_20_Text">5113<text:tab/>poet</text:p>
      <text:p text:style-name="Preformatted_20_Text">5114<text:tab/>pop</text:p>
      <text:p text:style-name="Preformatted_20_Text">5115<text:tab/>por</text:p>
      <text:p text:style-name="Preformatted_20_Text">5116<text:tab/>pors</text:p>
      <text:p text:style-name="Preformatted_20_Text">5121<text:tab/>port</text:p>
      <text:p text:style-name="Preformatted_20_Text">5122<text:tab/>post</text:p>
      <text:p text:style-name="Preformatted_20_Text">5123<text:tab/>pott</text:p>
      <text:p text:style-name="Preformatted_20_Text">5124<text:tab/>prat</text:p>
      <text:p text:style-name="Preformatted_20_Text">5125<text:tab/>pris</text:p>
      <text:p text:style-name="Preformatted_20_Text">5126<text:tab/>prov</text:p>
      <text:p text:style-name="Preformatted_20_Text">5131<text:tab/>pryd</text:p>
      <text:p text:style-name="Preformatted_20_Text">5132<text:tab/>pryl</text:p>
      <text:p text:style-name="Preformatted_20_Text">5133<text:tab/>pub</text:p>
      <text:p text:style-name="Preformatted_20_Text">5134<text:tab/>puff</text:p>
      <text:p text:style-name="Preformatted_20_Text">5135<text:tab/>puka</text:p>
      <text:p text:style-name="Preformatted_20_Text">5136<text:tab/>puls</text:p>
      <text:p text:style-name="Preformatted_20_Text">5141<text:tab/>pump</text:p>
      <text:p text:style-name="Preformatted_20_Text">5142<text:tab/>punk</text:p>
      <text:p text:style-name="Preformatted_20_Text">5143<text:tab/>pur</text:p>
      <text:p text:style-name="Preformatted_20_Text">5144<text:tab/>puss</text:p>
      <text:p text:style-name="Preformatted_20_Text">5145<text:tab/>pust</text:p>
      <text:p text:style-name="Preformatted_20_Text">5146<text:tab/>puta</text:p>
      <text:p text:style-name="Preformatted_20_Text">5151<text:tab/>puts</text:p>
      <text:p text:style-name="Preformatted_20_Text">5152<text:tab/>putt</text:p>
      <text:p text:style-name="Preformatted_20_Text">5153<text:tab/>pynt</text:p>
      <text:p text:style-name="Preformatted_20_Text">5154<text:tab/>pys</text:p>
      <text:p text:style-name="Preformatted_20_Text">5155<text:tab/>pysa</text:p>
      <text:p text:style-name="Preformatted_20_Text">5156<text:tab/>pyts</text:p>
      <text:p text:style-name="Preformatted_20_Text">5161<text:tab/>rad</text:p>
      <text:p text:style-name="Preformatted_20_Text">5162<text:tab/>ragg</text:p>
      <text:p text:style-name="Preformatted_20_Text">5163<text:tab/>rak</text:p>
      <text:p text:style-name="Preformatted_20_Text">5164<text:tab/>raka</text:p>
      <text:p text:style-name="Preformatted_20_Text">5165<text:tab/>ram</text:p>
      <text:p text:style-name="Preformatted_20_Text">5166<text:tab/>rama</text:p>
      <text:p text:style-name="Preformatted_20_Text">5211<text:tab/>rand</text:p>
      <text:p text:style-name="Preformatted_20_Text">5212<text:tab/>rang</text:p>
      <text:p text:style-name="Preformatted_20_Text">5213<text:tab/>rap</text:p>
      <text:p text:style-name="Preformatted_20_Text">5214<text:tab/>rapp</text:p>
      <text:p text:style-name="Preformatted_20_Text">5215<text:tab/>rar</text:p>
      <text:p text:style-name="Preformatted_20_Text">5216<text:tab/>ras</text:p>
      <text:p text:style-name="Preformatted_20_Text">5221<text:tab/>rasa</text:p>
      <text:p text:style-name="Preformatted_20_Text">5222<text:tab/>rask</text:p>
      <text:p text:style-name="Preformatted_20_Text">5223<text:tab/>rast</text:p>
      <text:p text:style-name="Preformatted_20_Text">5224<text:tab/>ratt</text:p>
      <text:p text:style-name="Preformatted_20_Text">5225<text:tab/>rauk</text:p>
      <text:p text:style-name="Preformatted_20_Text">5226<text:tab/>rea</text:p>
      <text:p text:style-name="Preformatted_20_Text">5231<text:tab/>reda</text:p>
      <text:p text:style-name="Preformatted_20_Text">5232<text:tab/>redd</text:p>
      <text:p text:style-name="Preformatted_20_Text">5233<text:tab/>rede</text:p>
      <text:p text:style-name="Preformatted_20_Text">5234<text:tab/>redo</text:p>
      <text:p text:style-name="Preformatted_20_Text">5235<text:tab/>regn</text:p>
      <text:p text:style-name="Preformatted_20_Text">5236<text:tab/>ren</text:p>
      <text:p text:style-name="Preformatted_20_Text">5241<text:tab/>rena</text:p>
      <text:p text:style-name="Preformatted_20_Text">5242<text:tab/>rep</text:p>
      <text:p text:style-name="Preformatted_20_Text">5243<text:tab/>repa</text:p>
      <text:p text:style-name="Preformatted_20_Text">5244<text:tab/>resa</text:p>
      <text:p text:style-name="Preformatted_20_Text">5245<text:tab/>rest</text:p>
      <text:p text:style-name="Preformatted_20_Text">5246<text:tab/>reta</text:p>
      <text:p text:style-name="Preformatted_20_Text">5251<text:tab/>rev</text:p>
      <text:p text:style-name="Preformatted_20_Text">5252<text:tab/>reva</text:p>
      <text:p text:style-name="Preformatted_20_Text">5253<text:tab/>revy</text:p>
      <text:p text:style-name="Preformatted_20_Text">5254<text:tab/>rida</text:p>
      <text:p text:style-name="Preformatted_20_Text">5255<text:tab/>rigg</text:p>
      <text:p text:style-name="Preformatted_20_Text">5256<text:tab/>rik</text:p>
      <text:p text:style-name="Preformatted_20_Text">5261<text:tab/>rike</text:p>
      <text:p text:style-name="Preformatted_20_Text">5262<text:tab/>rim</text:p>
      <text:p text:style-name="Preformatted_20_Text">5263<text:tab/>ring</text:p>
      <text:p text:style-name="Preformatted_20_Text">5264<text:tab/>ripa</text:p>
      <text:p text:style-name="Preformatted_20_Text">5265<text:tab/>ris</text:p>
      <text:p text:style-name="Preformatted_20_Text">5266<text:tab/>risk</text:p>
      <text:p text:style-name="Preformatted_20_Text">5311<text:tab/>rit</text:p>
      <text:p text:style-name="Preformatted_20_Text">5312<text:tab/>rita</text:p>
      <text:p text:style-name="Preformatted_20_Text">5313<text:tab/>ritt</text:p>
      <text:p text:style-name="Preformatted_20_Text">5314<text:tab/>riva</text:p>
      <text:p text:style-name="Preformatted_20_Text">5315<text:tab/>ro</text:p>
      <text:p text:style-name="Preformatted_20_Text">5316<text:tab/>roa</text:p>
      <text:p text:style-name="Preformatted_20_Text">5321<text:tab/>rock</text:p>
      <text:p text:style-name="Preformatted_20_Text">5322<text:tab/>rodd</text:p>
      <text:p text:style-name="Preformatted_20_Text">5323<text:tab/>roll</text:p>
      <text:p text:style-name="Preformatted_20_Text">5324<text:tab/>rom</text:p>
      <text:p text:style-name="Preformatted_20_Text">5325<text:tab/>rond</text:p>
      <text:p text:style-name="Preformatted_20_Text">5326<text:tab/>rop</text:p>
      <text:p text:style-name="Preformatted_20_Text">5331<text:tab/>ropa</text:p>
      <text:p text:style-name="Preformatted_20_Text">5332<text:tab/>ros</text:p>
      <text:p text:style-name="Preformatted_20_Text">5333<text:tab/>rosa</text:p>
      <text:p text:style-name="Preformatted_20_Text">5334<text:tab/>rost</text:p>
      <text:p text:style-name="Preformatted_20_Text">5335<text:tab/>rot</text:p>
      <text:p text:style-name="Preformatted_20_Text">5336<text:tab/>rota</text:p>
      <text:p text:style-name="Preformatted_20_Text">5341<text:tab/>rov</text:p>
      <text:p text:style-name="Preformatted_20_Text">5342<text:tab/>rova</text:p>
      <text:p text:style-name="Preformatted_20_Text">5343<text:tab/>rufs</text:p>
      <text:p text:style-name="Preformatted_20_Text">5344<text:tab/>ruin</text:p>
      <text:p text:style-name="Preformatted_20_Text">5345<text:tab/>rum</text:p>
      <text:p text:style-name="Preformatted_20_Text">5346<text:tab/>runa</text:p>
      <text:p text:style-name="Preformatted_20_Text">5351<text:tab/>rund</text:p>
      <text:p text:style-name="Preformatted_20_Text">5352<text:tab/>rus</text:p>
      <text:p text:style-name="Preformatted_20_Text">5353<text:tab/>rusa</text:p>
      <text:p text:style-name="Preformatted_20_Text">5354<text:tab/>rusk</text:p>
      <text:p text:style-name="Preformatted_20_Text">5355<text:tab/>ruta</text:p>
      <text:p text:style-name="Preformatted_20_Text">5356<text:tab/>rutt</text:p>
      <text:p text:style-name="Preformatted_20_Text">5361<text:tab/>ruva</text:p>
      <text:p text:style-name="Preformatted_20_Text">5362<text:tab/>ryck</text:p>
      <text:p text:style-name="Preformatted_20_Text">5363<text:tab/>rygg</text:p>
      <text:p text:style-name="Preformatted_20_Text">5364<text:tab/>ryka</text:p>
      <text:p text:style-name="Preformatted_20_Text">5365<text:tab/>rymd</text:p>
      <text:p text:style-name="Preformatted_20_Text">5366<text:tab/>rysa</text:p>
      <text:p text:style-name="Preformatted_20_Text">5411<text:tab/>rysk</text:p>
      <text:p text:style-name="Preformatted_20_Text">5412<text:tab/>ryta</text:p>
      <text:p text:style-name="Preformatted_20_Text">5413<text:tab/>rytm</text:p>
      <text:p text:style-name="Preformatted_20_Text">5414<text:tab/>saft</text:p>
      <text:p text:style-name="Preformatted_20_Text">5415<text:tab/>saga</text:p>
      <text:p text:style-name="Preformatted_20_Text">5416<text:tab/>sak</text:p>
      <text:p text:style-name="Preformatted_20_Text">5421<text:tab/>sal</text:p>
      <text:p text:style-name="Preformatted_20_Text">5422<text:tab/>salt</text:p>
      <text:p text:style-name="Preformatted_20_Text">5423<text:tab/>sams</text:p>
      <text:p text:style-name="Preformatted_20_Text">5424<text:tab/>sand</text:p>
      <text:p text:style-name="Preformatted_20_Text">5425<text:tab/>sank</text:p>
      <text:p text:style-name="Preformatted_20_Text">5426<text:tab/>sann</text:p>
      <text:p text:style-name="Preformatted_20_Text">5431<text:tab/>sans</text:p>
      <text:p text:style-name="Preformatted_20_Text">5432<text:tab/>sats</text:p>
      <text:p text:style-name="Preformatted_20_Text">5433<text:tab/>satt</text:p>
      <text:p text:style-name="Preformatted_20_Text">5434<text:tab/>sav</text:p>
      <text:p text:style-name="Preformatted_20_Text">5435<text:tab/>sax</text:p>
      <text:p text:style-name="Preformatted_20_Text">5436<text:tab/>saxa</text:p>
      <text:p text:style-name="Preformatted_20_Text">5441<text:tab/>se</text:p>
      <text:p text:style-name="Preformatted_20_Text">5442<text:tab/>seg</text:p>
      <text:p text:style-name="Preformatted_20_Text">5443<text:tab/>sekt</text:p>
      <text:p text:style-name="Preformatted_20_Text">5444<text:tab/>sele</text:p>
      <text:p text:style-name="Preformatted_20_Text">5445<text:tab/>sena</text:p>
      <text:p text:style-name="Preformatted_20_Text">5446<text:tab/>sexa</text:p>
      <text:p text:style-name="Preformatted_20_Text">5451<text:tab/>sia</text:p>
      <text:p text:style-name="Preformatted_20_Text">5452<text:tab/>sida</text:p>
      <text:p text:style-name="Preformatted_20_Text">5453<text:tab/>sik</text:p>
      <text:p text:style-name="Preformatted_20_Text">5454<text:tab/>sikt</text:p>
      <text:p text:style-name="Preformatted_20_Text">5455<text:tab/>sil</text:p>
      <text:p text:style-name="Preformatted_20_Text">5456<text:tab/>sila</text:p>
      <text:p text:style-name="Preformatted_20_Text">5461<text:tab/>sill</text:p>
      <text:p text:style-name="Preformatted_20_Text">5462<text:tab/>sina</text:p>
      <text:p text:style-name="Preformatted_20_Text">5463<text:tab/>sits</text:p>
      <text:p text:style-name="Preformatted_20_Text">5464<text:tab/>sjal</text:p>
      <text:p text:style-name="Preformatted_20_Text">5465<text:tab/>sjua</text:p>
      <text:p text:style-name="Preformatted_20_Text">5466<text:tab/>sjuk</text:p>
      <text:p text:style-name="Preformatted_20_Text"><text:soft-page-break/>5511<text:tab/>skal</text:p>
      <text:p text:style-name="Preformatted_20_Text">5512<text:tab/>skam</text:p>
      <text:p text:style-name="Preformatted_20_Text">5513<text:tab/>sken</text:p>
      <text:p text:style-name="Preformatted_20_Text">5514<text:tab/>skev</text:p>
      <text:p text:style-name="Preformatted_20_Text">5515<text:tab/>skir</text:p>
      <text:p text:style-name="Preformatted_20_Text">5516<text:tab/>skit</text:p>
      <text:p text:style-name="Preformatted_20_Text">5521<text:tab/>sko</text:p>
      <text:p text:style-name="Preformatted_20_Text">5522<text:tab/>skog</text:p>
      <text:p text:style-name="Preformatted_20_Text">5523<text:tab/>skoj</text:p>
      <text:p text:style-name="Preformatted_20_Text">5524<text:tab/>skri</text:p>
      <text:p text:style-name="Preformatted_20_Text">5525<text:tab/>skum</text:p>
      <text:p text:style-name="Preformatted_20_Text">5526<text:tab/>skur</text:p>
      <text:p text:style-name="Preformatted_20_Text">5531<text:tab/>sky</text:p>
      <text:p text:style-name="Preformatted_20_Text">5532<text:tab/>slag</text:p>
      <text:p text:style-name="Preformatted_20_Text">5533<text:tab/>slak</text:p>
      <text:p text:style-name="Preformatted_20_Text">5534<text:tab/>slam</text:p>
      <text:p text:style-name="Preformatted_20_Text">5535<text:tab/>slav</text:p>
      <text:p text:style-name="Preformatted_20_Text">5536<text:tab/>slem</text:p>
      <text:p text:style-name="Preformatted_20_Text">5541<text:tab/>slev</text:p>
      <text:p text:style-name="Preformatted_20_Text">5542<text:tab/>slit</text:p>
      <text:p text:style-name="Preformatted_20_Text">5543<text:tab/>slup</text:p>
      <text:p text:style-name="Preformatted_20_Text">5544<text:tab/>slut</text:p>
      <text:p text:style-name="Preformatted_20_Text">5545<text:tab/>smak</text:p>
      <text:p text:style-name="Preformatted_20_Text">5546<text:tab/>smal</text:p>
      <text:p text:style-name="Preformatted_20_Text">5551<text:tab/>smed</text:p>
      <text:p text:style-name="Preformatted_20_Text">5552<text:tab/>smet</text:p>
      <text:p text:style-name="Preformatted_20_Text">5553<text:tab/>smil</text:p>
      <text:p text:style-name="Preformatted_20_Text">5554<text:tab/>smyg</text:p>
      <text:p text:style-name="Preformatted_20_Text">5555<text:tab/>snar</text:p>
      <text:p text:style-name="Preformatted_20_Text">5556<text:tab/>sned</text:p>
      <text:p text:style-name="Preformatted_20_Text">5561<text:tab/>sno</text:p>
      <text:p text:style-name="Preformatted_20_Text">5562<text:tab/>snok</text:p>
      <text:p text:style-name="Preformatted_20_Text">5563<text:tab/>snor</text:p>
      <text:p text:style-name="Preformatted_20_Text">5564<text:tab/>snus</text:p>
      <text:p text:style-name="Preformatted_20_Text">5565<text:tab/>soda</text:p>
      <text:p text:style-name="Preformatted_20_Text">5566<text:tab/>soja</text:p>
      <text:p text:style-name="Preformatted_20_Text">5611<text:tab/>sola</text:p>
      <text:p text:style-name="Preformatted_20_Text">5612<text:tab/>solo</text:p>
      <text:p text:style-name="Preformatted_20_Text">5613<text:tab/>sona</text:p>
      <text:p text:style-name="Preformatted_20_Text">5614<text:tab/>sopa</text:p>
      <text:p text:style-name="Preformatted_20_Text">5615<text:tab/>sorg</text:p>
      <text:p text:style-name="Preformatted_20_Text">5616<text:tab/>sork</text:p>
      <text:p text:style-name="Preformatted_20_Text">5621<text:tab/>sorl</text:p>
      <text:p text:style-name="Preformatted_20_Text">5622<text:tab/>sort</text:p>
      <text:p text:style-name="Preformatted_20_Text">5623<text:tab/>sot</text:p>
      <text:p text:style-name="Preformatted_20_Text">5624<text:tab/>sova</text:p>
      <text:p text:style-name="Preformatted_20_Text">5625<text:tab/>spa</text:p>
      <text:p text:style-name="Preformatted_20_Text">5626<text:tab/>spad</text:p>
      <text:p text:style-name="Preformatted_20_Text">5631<text:tab/>spak</text:p>
      <text:p text:style-name="Preformatted_20_Text">5632<text:tab/>spel</text:p>
      <text:p text:style-name="Preformatted_20_Text">5633<text:tab/>spex</text:p>
      <text:p text:style-name="Preformatted_20_Text">5634<text:tab/>spik</text:p>
      <text:p text:style-name="Preformatted_20_Text">5635<text:tab/>spis</text:p>
      <text:p text:style-name="Preformatted_20_Text">5636<text:tab/>spy</text:p>
      <text:p text:style-name="Preformatted_20_Text">5641<text:tab/>stab</text:p>
      <text:p text:style-name="Preformatted_20_Text">5642<text:tab/>stad</text:p>
      <text:p text:style-name="Preformatted_20_Text">5643<text:tab/>stam</text:p>
      <text:p text:style-name="Preformatted_20_Text">5644<text:tab/>stat</text:p>
      <text:p text:style-name="Preformatted_20_Text">5645<text:tab/>stav</text:p>
      <text:p text:style-name="Preformatted_20_Text">5646<text:tab/>steg</text:p>
      <text:p text:style-name="Preformatted_20_Text">5651<text:tab/>stek</text:p>
      <text:p text:style-name="Preformatted_20_Text">5652<text:tab/>stel</text:p>
      <text:p text:style-name="Preformatted_20_Text">5653<text:tab/>sten</text:p>
      <text:p text:style-name="Preformatted_20_Text">5654<text:tab/>stig</text:p>
      <text:p text:style-name="Preformatted_20_Text">5655<text:tab/>stil</text:p>
      <text:p text:style-name="Preformatted_20_Text">5656<text:tab/>stim</text:p>
      <text:p text:style-name="Preformatted_20_Text">5661<text:tab/>sto</text:p>
      <text:p text:style-name="Preformatted_20_Text">5662<text:tab/>stod</text:p>
      <text:p text:style-name="Preformatted_20_Text">5663<text:tab/>stoj</text:p>
      <text:p text:style-name="Preformatted_20_Text">5664<text:tab/>stol</text:p>
      <text:p text:style-name="Preformatted_20_Text">5665<text:tab/>stop</text:p>
      <text:p text:style-name="Preformatted_20_Text">5666<text:tab/>stor</text:p>
      <text:p text:style-name="Preformatted_20_Text">6111<text:tab/>stum</text:p>
      <text:p text:style-name="Preformatted_20_Text">6112<text:tab/>stup</text:p>
      <text:p text:style-name="Preformatted_20_Text">6113<text:tab/>stuv</text:p>
      <text:p text:style-name="Preformatted_20_Text">6114<text:tab/>styv</text:p>
      <text:p text:style-name="Preformatted_20_Text">6115<text:tab/>suck</text:p>
      <text:p text:style-name="Preformatted_20_Text">6116<text:tab/>sug</text:p>
      <text:p text:style-name="Preformatted_20_Text">6121<text:tab/>suga</text:p>
      <text:p text:style-name="Preformatted_20_Text">6122<text:tab/>sula</text:p>
      <text:p text:style-name="Preformatted_20_Text">6123<text:tab/>sund</text:p>
      <text:p text:style-name="Preformatted_20_Text">6124<text:tab/>sup</text:p>
      <text:p text:style-name="Preformatted_20_Text">6125<text:tab/>supa</text:p>
      <text:p text:style-name="Preformatted_20_Text">6126<text:tab/>sur</text:p>
      <text:p text:style-name="Preformatted_20_Text">6131<text:tab/>surf</text:p>
      <text:p text:style-name="Preformatted_20_Text">6132<text:tab/>surr</text:p>
      <text:p text:style-name="Preformatted_20_Text">6133<text:tab/>sus</text:p>
      <text:p text:style-name="Preformatted_20_Text">6134<text:tab/>svag</text:p>
      <text:p text:style-name="Preformatted_20_Text">6135<text:tab/>svaj</text:p>
      <text:p text:style-name="Preformatted_20_Text">6136<text:tab/>sval</text:p>
      <text:p text:style-name="Preformatted_20_Text">6141<text:tab/>svan</text:p>
      <text:p text:style-name="Preformatted_20_Text">6142<text:tab/>svar</text:p>
      <text:p text:style-name="Preformatted_20_Text">6143<text:tab/>svek</text:p>
      <text:p text:style-name="Preformatted_20_Text">6144<text:tab/>sven</text:p>
      <text:p text:style-name="Preformatted_20_Text">6145<text:tab/>svep</text:p>
      <text:p text:style-name="Preformatted_20_Text">6146<text:tab/>svin</text:p>
      <text:p text:style-name="Preformatted_20_Text">6151<text:tab/>svit</text:p>
      <text:p text:style-name="Preformatted_20_Text">6152<text:tab/>sy</text:p>
      <text:p text:style-name="Preformatted_20_Text">6153<text:tab/>syd</text:p>
      <text:p text:style-name="Preformatted_20_Text">6154<text:tab/>syl</text:p>
      <text:p text:style-name="Preformatted_20_Text">6155<text:tab/>sylt</text:p>
      <text:p text:style-name="Preformatted_20_Text">6156<text:tab/>syn</text:p>
      <text:p text:style-name="Preformatted_20_Text">6161<text:tab/>syna</text:p>
      <text:p text:style-name="Preformatted_20_Text">6162<text:tab/>synd</text:p>
      <text:p text:style-name="Preformatted_20_Text">6163<text:tab/>synt</text:p>
      <text:p text:style-name="Preformatted_20_Text">6164<text:tab/>syra</text:p>
      <text:p text:style-name="Preformatted_20_Text">6165<text:tab/>syre</text:p>
      <text:p text:style-name="Preformatted_20_Text">6166<text:tab/>tabu</text:p>
      <text:p text:style-name="Preformatted_20_Text">6211<text:tab/>tack</text:p>
      <text:p text:style-name="Preformatted_20_Text">6212<text:tab/>tagg</text:p>
      <text:p text:style-name="Preformatted_20_Text">6213<text:tab/>tak</text:p>
      <text:p text:style-name="Preformatted_20_Text">6214<text:tab/>takt</text:p>
      <text:p text:style-name="Preformatted_20_Text">6215<text:tab/>tal</text:p>
      <text:p text:style-name="Preformatted_20_Text">6216<text:tab/>tala</text:p>
      <text:p text:style-name="Preformatted_20_Text">6221<text:tab/>talk</text:p>
      <text:p text:style-name="Preformatted_20_Text">6222<text:tab/>tall</text:p>
      <text:p text:style-name="Preformatted_20_Text">6223<text:tab/>tand</text:p>
      <text:p text:style-name="Preformatted_20_Text">6224<text:tab/>tank</text:p>
      <text:p text:style-name="Preformatted_20_Text">6225<text:tab/>tant</text:p>
      <text:p text:style-name="Preformatted_20_Text">6226<text:tab/>tapp</text:p>
      <text:p text:style-name="Preformatted_20_Text">6231<text:tab/>tarm</text:p>
      <text:p text:style-name="Preformatted_20_Text">6232<text:tab/>tax</text:p>
      <text:p text:style-name="Preformatted_20_Text">6233<text:tab/>taxa</text:p>
      <text:p text:style-name="Preformatted_20_Text">6234<text:tab/>taxi</text:p>
      <text:p text:style-name="Preformatted_20_Text">6235<text:tab/>te</text:p>
      <text:p text:style-name="Preformatted_20_Text">6236<text:tab/>tema</text:p>
      <text:p text:style-name="Preformatted_20_Text">6241<text:tab/>tenn</text:p>
      <text:p text:style-name="Preformatted_20_Text">6242<text:tab/>term</text:p>
      <text:p text:style-name="Preformatted_20_Text">6243<text:tab/>tes</text:p>
      <text:p text:style-name="Preformatted_20_Text">6244<text:tab/>test</text:p>
      <text:p text:style-name="Preformatted_20_Text">6245<text:tab/>text</text:p>
      <text:p text:style-name="Preformatted_20_Text">6246<text:tab/>tia</text:p>
      <text:p text:style-name="Preformatted_20_Text">6251<text:tab/>tid</text:p>
      <text:p text:style-name="Preformatted_20_Text">6252<text:tab/>tiga</text:p>
      <text:p text:style-name="Preformatted_20_Text">6253<text:tab/>tik</text:p>
      <text:p text:style-name="Preformatted_20_Text">6254<text:tab/>tina</text:p>
      <text:p text:style-name="Preformatted_20_Text">6255<text:tab/>ting</text:p>
      <text:p text:style-name="Preformatted_20_Text">6256<text:tab/>tips</text:p>
      <text:p text:style-name="Preformatted_20_Text">6261<text:tab/>titt</text:p>
      <text:p text:style-name="Preformatted_20_Text">6262<text:tab/>tjat</text:p>
      <text:p text:style-name="Preformatted_20_Text">6263<text:tab/>tjej</text:p>
      <text:p text:style-name="Preformatted_20_Text">6264<text:tab/>tjo</text:p>
      <text:p text:style-name="Preformatted_20_Text">6265<text:tab/>tjoa</text:p>
      <text:p text:style-name="Preformatted_20_Text">6266<text:tab/>tjog</text:p>
      <text:p text:style-name="Preformatted_20_Text">6311<text:tab/>tjur</text:p>
      <text:p text:style-name="Preformatted_20_Text">6312<text:tab/>tjut</text:p>
      <text:p text:style-name="Preformatted_20_Text">6313<text:tab/>tjuv</text:p>
      <text:p text:style-name="Preformatted_20_Text">6314<text:tab/>toa</text:p>
      <text:p text:style-name="Preformatted_20_Text">6315<text:tab/>tofs</text:p>
      <text:p text:style-name="Preformatted_20_Text">6316<text:tab/>tok</text:p>
      <text:p text:style-name="Preformatted_20_Text">6321<text:tab/>tolk</text:p>
      <text:p text:style-name="Preformatted_20_Text">6322<text:tab/>tom</text:p>
      <text:p text:style-name="Preformatted_20_Text">6323<text:tab/>tomt</text:p>
      <text:p text:style-name="Preformatted_20_Text">6324<text:tab/>ton</text:p>
      <text:p text:style-name="Preformatted_20_Text">6325<text:tab/>tona</text:p>
      <text:p text:style-name="Preformatted_20_Text">6326<text:tab/>topp</text:p>
      <text:p text:style-name="Preformatted_20_Text">6331<text:tab/>torg</text:p>
      <text:p text:style-name="Preformatted_20_Text">6332<text:tab/>tork</text:p>
      <text:p text:style-name="Preformatted_20_Text">6333<text:tab/>torn</text:p>
      <text:p text:style-name="Preformatted_20_Text">6334<text:tab/>torp</text:p>
      <text:p text:style-name="Preformatted_20_Text">6335<text:tab/>torr</text:p>
      <text:p text:style-name="Preformatted_20_Text">6336<text:tab/>torv</text:p>
      <text:p text:style-name="Preformatted_20_Text">6341<text:tab/>trav</text:p>
      <text:p text:style-name="Preformatted_20_Text">6342<text:tab/>trea</text:p>
      <text:p text:style-name="Preformatted_20_Text">6343<text:tab/>trio</text:p>
      <text:p text:style-name="Preformatted_20_Text">6344<text:tab/>tro</text:p>
      <text:p text:style-name="Preformatted_20_Text">6345<text:tab/>tron</text:p>
      <text:p text:style-name="Preformatted_20_Text">6346<text:tab/>trut</text:p>
      <text:p text:style-name="Preformatted_20_Text"><text:soft-page-break/>6351<text:tab/>tub</text:p>
      <text:p text:style-name="Preformatted_20_Text">6352<text:tab/>tugg</text:p>
      <text:p text:style-name="Preformatted_20_Text">6353<text:tab/>tukt</text:p>
      <text:p text:style-name="Preformatted_20_Text">6354<text:tab/>tull</text:p>
      <text:p text:style-name="Preformatted_20_Text">6355<text:tab/>tum</text:p>
      <text:p text:style-name="Preformatted_20_Text">6356<text:tab/>tung</text:p>
      <text:p text:style-name="Preformatted_20_Text">6361<text:tab/>tunn</text:p>
      <text:p text:style-name="Preformatted_20_Text">6362<text:tab/>tupp</text:p>
      <text:p text:style-name="Preformatted_20_Text">6363<text:tab/>tur</text:p>
      <text:p text:style-name="Preformatted_20_Text">6364<text:tab/>tuss</text:p>
      <text:p text:style-name="Preformatted_20_Text">6365<text:tab/>tuta</text:p>
      <text:p text:style-name="Preformatted_20_Text">6366<text:tab/>tuva</text:p>
      <text:p text:style-name="Preformatted_20_Text">6411<text:tab/>tyda</text:p>
      <text:p text:style-name="Preformatted_20_Text">6412<text:tab/>tyg</text:p>
      <text:p text:style-name="Preformatted_20_Text">6413<text:tab/>tyna</text:p>
      <text:p text:style-name="Preformatted_20_Text">6414<text:tab/>typ</text:p>
      <text:p text:style-name="Preformatted_20_Text">6415<text:tab/>tyst</text:p>
      <text:p text:style-name="Preformatted_20_Text">6416<text:tab/>udd</text:p>
      <text:p text:style-name="Preformatted_20_Text">6421<text:tab/>udda</text:p>
      <text:p text:style-name="Preformatted_20_Text">6422<text:tab/>udde</text:p>
      <text:p text:style-name="Preformatted_20_Text">6423<text:tab/>ufo</text:p>
      <text:p text:style-name="Preformatted_20_Text">6424<text:tab/>ugn</text:p>
      <text:p text:style-name="Preformatted_20_Text">6425<text:tab/>ull</text:p>
      <text:p text:style-name="Preformatted_20_Text">6426<text:tab/>ulv</text:p>
      <text:p text:style-name="Preformatted_20_Text">6431<text:tab/>ung</text:p>
      <text:p text:style-name="Preformatted_20_Text">6432<text:tab/>unge</text:p>
      <text:p text:style-name="Preformatted_20_Text">6433<text:tab/>unik</text:p>
      <text:p text:style-name="Preformatted_20_Text">6434<text:tab/>unna</text:p>
      <text:p text:style-name="Preformatted_20_Text">6435<text:tab/>uns</text:p>
      <text:p text:style-name="Preformatted_20_Text">6436<text:tab/>ur</text:p>
      <text:p text:style-name="Preformatted_20_Text">6441<text:tab/>uran</text:p>
      <text:p text:style-name="Preformatted_20_Text">6442<text:tab/>urna</text:p>
      <text:p text:style-name="Preformatted_20_Text">6443<text:tab/>usel</text:p>
      <text:p text:style-name="Preformatted_20_Text">6444<text:tab/>ute</text:p>
      <text:p text:style-name="Preformatted_20_Text">6445<text:tab/>utge</text:p>
      <text:p text:style-name="Preformatted_20_Text">6446<text:tab/>utse</text:p>
      <text:p text:style-name="Preformatted_20_Text">6451<text:tab/>uv</text:p>
      <text:p text:style-name="Preformatted_20_Text">6452<text:tab/>vadd</text:p>
      <text:p text:style-name="Preformatted_20_Text">6453<text:tab/>vag</text:p>
      <text:p text:style-name="Preformatted_20_Text">6454<text:tab/>vagn</text:p>
      <text:p text:style-name="Preformatted_20_Text">6455<text:tab/>vak</text:p>
      <text:p text:style-name="Preformatted_20_Text">6456<text:tab/>vaka</text:p>
      <text:p text:style-name="Preformatted_20_Text">6461<text:tab/>vakt</text:p>
      <text:p text:style-name="Preformatted_20_Text">6462<text:tab/>val</text:p>
      <text:p text:style-name="Preformatted_20_Text">6463<text:tab/>valk</text:p>
      <text:p text:style-name="Preformatted_20_Text">6464<text:tab/>vall</text:p>
      <text:p text:style-name="Preformatted_20_Text">6465<text:tab/>valp</text:p>
      <text:p text:style-name="Preformatted_20_Text">6466<text:tab/>vals</text:p>
      <text:p text:style-name="Preformatted_20_Text">6511<text:tab/>valv</text:p>
      <text:p text:style-name="Preformatted_20_Text">6512<text:tab/>van</text:p>
      <text:p text:style-name="Preformatted_20_Text">6513<text:tab/>vana</text:p>
      <text:p text:style-name="Preformatted_20_Text">6514<text:tab/>var</text:p>
      <text:p text:style-name="Preformatted_20_Text">6515<text:tab/>vara</text:p>
      <text:p text:style-name="Preformatted_20_Text">6516<text:tab/>varg</text:p>
      <text:p text:style-name="Preformatted_20_Text">6521<text:tab/>varm</text:p>
      <text:p text:style-name="Preformatted_20_Text">6522<text:tab/>varp</text:p>
      <text:p text:style-name="Preformatted_20_Text">6523<text:tab/>varv</text:p>
      <text:p text:style-name="Preformatted_20_Text">6524<text:tab/>vas</text:p>
      <text:p text:style-name="Preformatted_20_Text">6525<text:tab/>vass</text:p>
      <text:p text:style-name="Preformatted_20_Text">6526<text:tab/>vax</text:p>
      <text:p text:style-name="Preformatted_20_Text">6531<text:tab/>vaxa</text:p>
      <text:p text:style-name="Preformatted_20_Text">6532<text:tab/>veck</text:p>
      <text:p text:style-name="Preformatted_20_Text">6533<text:tab/>ved</text:p>
      <text:p text:style-name="Preformatted_20_Text">6534<text:tab/>vek</text:p>
      <text:p text:style-name="Preformatted_20_Text">6535<text:tab/>veke</text:p>
      <text:p text:style-name="Preformatted_20_Text">6536<text:tab/>ven</text:p>
      <text:p text:style-name="Preformatted_20_Text">6541<text:tab/>verb</text:p>
      <text:p text:style-name="Preformatted_20_Text">6542<text:tab/>verk</text:p>
      <text:p text:style-name="Preformatted_20_Text">6543<text:tab/>vers</text:p>
      <text:p text:style-name="Preformatted_20_Text">6544<text:tab/>veta</text:p>
      <text:p text:style-name="Preformatted_20_Text">6545<text:tab/>vete</text:p>
      <text:p text:style-name="Preformatted_20_Text">6546<text:tab/>veto</text:p>
      <text:p text:style-name="Preformatted_20_Text">6551<text:tab/>vett</text:p>
      <text:p text:style-name="Preformatted_20_Text">6552<text:tab/>vev</text:p>
      <text:p text:style-name="Preformatted_20_Text">6553<text:tab/>veva</text:p>
      <text:p text:style-name="Preformatted_20_Text">6554<text:tab/>vid</text:p>
      <text:p text:style-name="Preformatted_20_Text">6555<text:tab/>vidd</text:p>
      <text:p text:style-name="Preformatted_20_Text">6556<text:tab/>vide</text:p>
      <text:p text:style-name="Preformatted_20_Text">6561<text:tab/>vig</text:p>
      <text:p text:style-name="Preformatted_20_Text">6562<text:tab/>viga</text:p>
      <text:p text:style-name="Preformatted_20_Text">6563<text:tab/>vik</text:p>
      <text:p text:style-name="Preformatted_20_Text">6564<text:tab/>vika</text:p>
      <text:p text:style-name="Preformatted_20_Text">6565<text:tab/>vikt</text:p>
      <text:p text:style-name="Preformatted_20_Text">6566<text:tab/>vila</text:p>
      <text:p text:style-name="Preformatted_20_Text">6611<text:tab/>vild</text:p>
      <text:p text:style-name="Preformatted_20_Text">6612<text:tab/>vilt</text:p>
      <text:p text:style-name="Preformatted_20_Text">6613<text:tab/>vin</text:p>
      <text:p text:style-name="Preformatted_20_Text">6614<text:tab/>vina</text:p>
      <text:p text:style-name="Preformatted_20_Text">6615<text:tab/>vind</text:p>
      <text:p text:style-name="Preformatted_20_Text">6616<text:tab/>vink</text:p>
      <text:p text:style-name="Preformatted_20_Text">6621<text:tab/>vira</text:p>
      <text:p text:style-name="Preformatted_20_Text">6622<text:tab/>vis</text:p>
      <text:p text:style-name="Preformatted_20_Text">6623<text:tab/>visa</text:p>
      <text:p text:style-name="Preformatted_20_Text">6624<text:tab/>visp</text:p>
      <text:p text:style-name="Preformatted_20_Text">6625<text:tab/>viss</text:p>
      <text:p text:style-name="Preformatted_20_Text">6626<text:tab/>vit</text:p>
      <text:p text:style-name="Preformatted_20_Text">6631<text:tab/>vita</text:p>
      <text:p text:style-name="Preformatted_20_Text">6632<text:tab/>vite</text:p>
      <text:p text:style-name="Preformatted_20_Text">6633<text:tab/>vits</text:p>
      <text:p text:style-name="Preformatted_20_Text">6634<text:tab/>vrak</text:p>
      <text:p text:style-name="Preformatted_20_Text">6635<text:tab/>vred</text:p>
      <text:p text:style-name="Preformatted_20_Text">6636<text:tab/>vy</text:p>
      <text:p text:style-name="Preformatted_20_Text">6641<text:tab/>wc</text:p>
      <text:p text:style-name="Preformatted_20_Text">6642<text:tab/>wok</text:p>
      <text:p text:style-name="Preformatted_20_Text">6643<text:tab/>yla</text:p>
      <text:p text:style-name="Preformatted_20_Text">6644<text:tab/>ylle</text:p>
      <text:p text:style-name="Preformatted_20_Text">6645<text:tab/>ympa</text:p>
      <text:p text:style-name="Preformatted_20_Text">6646<text:tab/>yoga</text:p>
      <text:p text:style-name="Preformatted_20_Text">6651<text:tab/>yppa</text:p>
      <text:p text:style-name="Preformatted_20_Text">6652<text:tab/>yr</text:p>
      <text:p text:style-name="Preformatted_20_Text">6653<text:tab/>yra</text:p>
      <text:p text:style-name="Preformatted_20_Text">6654<text:tab/>yrka</text:p>
      <text:p text:style-name="Preformatted_20_Text">6655<text:tab/>yrke</text:p>
      <text:p text:style-name="Preformatted_20_Text">6656<text:tab/>yta</text:p>
      <text:p text:style-name="Preformatted_20_Text">6661<text:tab/>yvas</text:p>
      <text:p text:style-name="Preformatted_20_Text">6662<text:tab/>yvig</text:p>
      <text:p text:style-name="Preformatted_20_Text">6663<text:tab/>yxa</text:p>
      <text:p text:style-name="Preformatted_20_Text">6664<text:tab/>zink</text:p>
      <text:p text:style-name="Preformatted_20_Text">6665<text:tab/>zon</text:p>
      <text:p text:style-name="Preformatted_20_Text">6666<text:tab/>zoom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sv" fo:country="S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19T13:04:08.846000000</dc:date>
    <meta:editing-duration>PT12M27S</meta:editing-duration>
    <meta:editing-cycles>5</meta:editing-cycles>
    <meta:generator>LibreOffice/6.3.5.2$Windows_X86_64 LibreOffice_project/dd0751754f11728f69b42ee2af66670068624673</meta:generator>
    <meta:document-statistic meta:table-count="0" meta:image-count="0" meta:object-count="0" meta:page-count="9" meta:paragraph-count="1305" meta:word-count="2867" meta:character-count="12945" meta:non-whitespace-character-count="11375"/>
  </office:meta>
</office:document-meta>
</file>